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 style:text-underline-style="none" officeooo:rsid="00810a4d" officeooo:paragraph-rsid="01d923cf"/>
    </style:style>
    <style:style style:name="P22" style:family="paragraph" style:parent-style-name="Standard">
      <style:text-properties style:font-name="Liberation Serif" style:text-underline-style="none" officeooo:rsid="00810a4d" officeooo:paragraph-rsid="011b00cf"/>
    </style:style>
    <style:style style:name="P23" style:family="paragraph" style:parent-style-name="Standard">
      <style:text-properties style:font-name="Liberation Serif" style:text-underline-style="none" officeooo:rsid="00810a4d" officeooo:paragraph-rsid="00ae18ca"/>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 officeooo:paragraph-rsid="00b27e06"/>
    </style:style>
    <style:style style:name="P31" style:family="paragraph" style:parent-style-name="Table_20_Contents">
      <style:text-properties style:font-name="Liberation Serif" officeooo:rsid="00b09166" officeooo:paragraph-rsid="00b27e06"/>
    </style:style>
    <style:style style:name="P32" style:family="paragraph" style:parent-style-name="Table_20_Contents">
      <style:paragraph-properties fo:text-align="center" style:justify-single-word="false"/>
      <style:text-properties style:font-name="Liberation Serif"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0b57809"/>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officeooo:paragraph-rsid="0133d40b"/>
    </style:style>
    <style:style style:name="P51" style:family="paragraph" style:parent-style-name="Standard">
      <style:text-properties officeooo:paragraph-rsid="01dda460"/>
    </style:style>
    <style:style style:name="P52" style:family="paragraph" style:parent-style-name="Standard">
      <style:text-properties style:font-name="Liberation Serif" officeooo:rsid="009f616e" officeooo:paragraph-rsid="009de1ba"/>
    </style:style>
    <style:style style:name="P53" style:family="paragraph" style:parent-style-name="Standard">
      <style:text-properties officeooo:paragraph-rsid="01bcd17a"/>
    </style:style>
    <style:style style:name="P54" style:family="paragraph" style:parent-style-name="Standard">
      <style:text-properties officeooo:paragraph-rsid="019792aa"/>
    </style:style>
    <style:style style:name="P55" style:family="paragraph" style:parent-style-name="Standard">
      <style:text-properties officeooo:paragraph-rsid="019837e1"/>
    </style:style>
    <style:style style:name="P56" style:family="paragraph" style:parent-style-name="Standard">
      <style:text-properties style:font-name="Liberation Serif" fo:font-style="normal" officeooo:rsid="019837e1" officeooo:paragraph-rsid="019837e1" style:font-style-asian="normal" style:font-style-complex="normal"/>
    </style:style>
    <style:style style:name="P57" style:family="paragraph" style:parent-style-name="Standard">
      <style:text-properties officeooo:paragraph-rsid="019bd78a"/>
    </style:style>
    <style:style style:name="P58" style:family="paragraph" style:parent-style-name="Footnote">
      <style:text-properties officeooo:paragraph-rsid="01b9000a"/>
    </style:style>
    <style:style style:name="P59" style:family="paragraph" style:parent-style-name="Standard">
      <style:text-properties style:font-name="Bukyvede" officeooo:rsid="009a0d3b" officeooo:paragraph-rsid="00879d28"/>
    </style:style>
    <style:style style:name="P60" style:family="paragraph" style:parent-style-name="Standard">
      <style:text-properties officeooo:rsid="009a0d3b" officeooo:paragraph-rsid="01b1fce2"/>
    </style:style>
    <style:style style:name="P61" style:family="paragraph" style:parent-style-name="Standard">
      <style:text-properties fo:color="#000000" loext:opacity="100%" style:font-name="Liberation Serif" officeooo:rsid="016debbc" officeooo:paragraph-rsid="016f96c4"/>
    </style:style>
    <style:style style:name="P62" style:family="paragraph" style:parent-style-name="Standard">
      <style:text-properties officeooo:rsid="016debbc" officeooo:paragraph-rsid="01771427"/>
    </style:style>
    <style:style style:name="P63" style:family="paragraph" style:parent-style-name="Footnote">
      <style:text-properties officeooo:rsid="017aee64" officeooo:paragraph-rsid="017f734c"/>
    </style:style>
    <style:style style:name="P64" style:family="paragraph" style:parent-style-name="Standard">
      <style:text-properties style:text-underline-style="none" officeooo:rsid="014e8223" officeooo:paragraph-rsid="009be8d5"/>
    </style:style>
    <style:style style:name="P65" style:family="paragraph" style:parent-style-name="Standard">
      <style:text-properties style:text-underline-style="solid" style:text-underline-width="auto" style:text-underline-color="font-color" officeooo:rsid="01634c4e" officeooo:paragraph-rsid="01634c4e"/>
    </style:style>
    <style:style style:name="P66" style:family="paragraph" style:parent-style-name="Standard">
      <style:text-properties style:text-underline-style="none" officeooo:rsid="01e3fd0f" officeooo:paragraph-rsid="01e3fd0f"/>
    </style:style>
    <style:style style:name="P67" style:family="paragraph" style:parent-style-name="Standard">
      <style:text-properties style:text-underline-style="solid" style:text-underline-width="auto" style:text-underline-color="font-color" officeooo:rsid="01634c4e" officeooo:paragraph-rsid="01b5ab1a"/>
    </style:style>
    <style:style style:name="P68" style:family="paragraph" style:parent-style-name="Standard">
      <style:text-properties style:text-underline-style="none" officeooo:rsid="01ca3e5f" officeooo:paragraph-rsid="01d1f7a3"/>
    </style:style>
    <style:style style:name="P69" style:family="paragraph" style:parent-style-name="Standard">
      <style:text-properties style:text-underline-style="solid" style:text-underline-width="auto" style:text-underline-color="font-color" officeooo:rsid="016519ee" officeooo:paragraph-rsid="016519ee"/>
    </style:style>
    <style:style style:name="P70" style:family="paragraph" style:parent-style-name="Standard">
      <style:text-properties style:text-underline-style="solid" style:text-underline-width="auto" style:text-underline-color="font-color" officeooo:rsid="0166e9d2" officeooo:paragraph-rsid="0166e9d2"/>
    </style:style>
    <style:style style:name="P71" style:family="paragraph" style:parent-style-name="Standard">
      <style:text-properties style:text-underline-style="none" officeooo:rsid="00a15e37" officeooo:paragraph-rsid="009be8d5"/>
    </style:style>
    <style:style style:name="P72" style:family="paragraph" style:parent-style-name="Standard">
      <style:text-properties fo:color="#000000" loext:opacity="100%" officeooo:paragraph-rsid="01c499af"/>
    </style:style>
    <style:style style:name="P73" style:family="paragraph" style:parent-style-name="Standard">
      <style:text-properties fo:color="#ff4000" loext:opacity="100%" officeooo:paragraph-rsid="01316e26"/>
    </style:style>
    <style:style style:name="P74" style:family="paragraph" style:parent-style-name="Standard">
      <style:text-properties fo:color="#ff4000" loext:opacity="100%" fo:font-weight="normal" officeooo:rsid="006fbec8" officeooo:paragraph-rsid="01316e26" style:font-weight-asian="normal" style:font-weight-complex="normal"/>
    </style:style>
    <style:style style:name="P75" style:family="paragraph" style:parent-style-name="Standard">
      <style:text-properties fo:color="#ff4000" loext:opacity="100%" fo:font-weight="normal" officeooo:rsid="011d20f8" officeooo:paragraph-rsid="01316e26" style:font-weight-asian="normal" style:font-weight-complex="normal"/>
    </style:style>
    <style:style style:name="P76" style:family="paragraph" style:parent-style-name="Standard">
      <style:text-properties fo:color="#ff4000" loext:opacity="100%" style:text-underline-style="none" fo:font-weight="normal" officeooo:rsid="006fbec8" officeooo:paragraph-rsid="01316e26" style:font-weight-asian="normal" style:font-weight-complex="normal"/>
    </style:style>
    <style:style style:name="P77" style:family="paragraph" style:parent-style-name="Standard">
      <style:text-properties officeooo:paragraph-rsid="01316e26"/>
    </style:style>
    <style:style style:name="P78" style:family="paragraph" style:parent-style-name="Standard">
      <style:text-properties fo:color="#ff4000" loext:opacity="100%" style:text-underline-style="none" officeooo:rsid="006eb73e" officeooo:paragraph-rsid="006eba39"/>
    </style:style>
    <style:style style:name="P79" style:family="paragraph" style:parent-style-name="Standard">
      <style:text-properties fo:color="#ff4000" loext:opacity="100%" style:text-underline-style="none" officeooo:rsid="0052b987" officeooo:paragraph-rsid="009f616e"/>
    </style:style>
    <style:style style:name="P80" style:family="paragraph" style:parent-style-name="Standard">
      <style:text-properties fo:color="#ff4000" loext:opacity="100%" style:text-underline-style="none" officeooo:rsid="0052b987" officeooo:paragraph-rsid="005f2654"/>
    </style:style>
    <style:style style:name="P81" style:family="paragraph" style:parent-style-name="Standard">
      <style:text-properties fo:color="#ff4000" loext:opacity="100%" style:text-underline-style="none" officeooo:rsid="0052b987" officeooo:paragraph-rsid="0052b987"/>
    </style:style>
    <style:style style:name="P82" style:family="paragraph" style:parent-style-name="Standard">
      <style:text-properties fo:color="#ff4000" loext:opacity="100%" style:text-underline-style="none" officeooo:rsid="005328dd" officeooo:paragraph-rsid="005328dd"/>
    </style:style>
    <style:style style:name="P83" style:family="paragraph" style:parent-style-name="Standard">
      <style:text-properties style:text-underline-style="none" officeooo:rsid="00502dfd" officeooo:paragraph-rsid="0052b987"/>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41c0e6"/>
    </style:style>
    <style:style style:name="T38" style:family="text">
      <style:text-properties fo:color="#bf0041" loext:opacity="100%" officeooo:rsid="0041c0e6"/>
    </style:style>
    <style:style style:name="T39" style:family="text">
      <style:text-properties fo:color="#bf0041" loext:opacity="100%" officeooo:rsid="004ae3f1"/>
    </style:style>
    <style:style style:name="T40" style:family="text">
      <style:text-properties officeooo:rsid="00369b88"/>
    </style:style>
    <style:style style:name="T41" style:family="text">
      <style:text-properties officeooo:rsid="0036d822"/>
    </style:style>
    <style:style style:name="T42" style:family="text">
      <style:text-properties officeooo:rsid="00340340"/>
    </style:style>
    <style:style style:name="T43" style:family="text">
      <style:text-properties officeooo:rsid="00372916"/>
    </style:style>
    <style:style style:name="T44" style:family="text">
      <style:text-properties officeooo:rsid="003bcfcb"/>
    </style:style>
    <style:style style:name="T45" style:family="text">
      <style:text-properties officeooo:rsid="0034774e"/>
    </style:style>
    <style:style style:name="T46" style:family="text">
      <style:text-properties officeooo:rsid="003d3c1a"/>
    </style:style>
    <style:style style:name="T47" style:family="text">
      <style:text-properties officeooo:rsid="003e0a46"/>
    </style:style>
    <style:style style:name="T48" style:family="text">
      <style:text-properties officeooo:rsid="003fbcd6"/>
    </style:style>
    <style:style style:name="T49" style:family="text">
      <style:text-properties officeooo:rsid="004ae3f1"/>
    </style:style>
    <style:style style:name="T50" style:family="text">
      <style:text-properties officeooo:rsid="00423717"/>
    </style:style>
    <style:style style:name="T51" style:family="text">
      <style:text-properties officeooo:rsid="0043d7a8"/>
    </style:style>
    <style:style style:name="T52" style:family="text">
      <style:text-properties officeooo:rsid="0044f91f"/>
    </style:style>
    <style:style style:name="T53" style:family="text">
      <style:text-properties officeooo:rsid="00469a9b"/>
    </style:style>
    <style:style style:name="T54" style:family="text">
      <style:text-properties style:text-underline-style="none" officeooo:rsid="0052b987"/>
    </style:style>
    <style:style style:name="T55" style:family="text">
      <style:text-properties style:text-underline-style="none" officeooo:rsid="00609a24"/>
    </style:style>
    <style:style style:name="T56" style:family="text">
      <style:text-properties style:text-underline-style="none" officeooo:rsid="00618b94"/>
    </style:style>
    <style:style style:name="T57" style:family="text">
      <style:text-properties style:text-underline-style="none" officeooo:rsid="006eba39"/>
    </style:style>
    <style:style style:name="T58" style:family="text">
      <style:text-properties style:text-underline-style="none" officeooo:rsid="006402f9"/>
    </style:style>
    <style:style style:name="T59" style:family="text">
      <style:text-properties style:text-underline-style="none" fo:font-weight="bold" officeooo:rsid="006402f9" style:font-weight-asian="bold" style:font-weight-complex="bold"/>
    </style:style>
    <style:style style:name="T60" style:family="text">
      <style:text-properties style:text-underline-style="none" officeooo:rsid="00677006"/>
    </style:style>
    <style:style style:name="T61" style:family="text">
      <style:text-properties style:text-underline-style="none" officeooo:rsid="0068aa13"/>
    </style:style>
    <style:style style:name="T62" style:family="text">
      <style:text-properties fo:color="#000000" loext:opacity="100%" officeooo:rsid="00677006"/>
    </style:style>
    <style:style style:name="T63" style:family="text">
      <style:text-properties fo:color="#000000" loext:opacity="100%" officeooo:rsid="006b191f"/>
    </style:style>
    <style:style style:name="T64" style:family="text">
      <style:text-properties fo:color="#000000" loext:opacity="100%" officeooo:rsid="006eba39"/>
    </style:style>
    <style:style style:name="T65" style:family="text">
      <style:text-properties fo:color="#000000" loext:opacity="100%" officeooo:rsid="011d20f8"/>
    </style:style>
    <style:style style:name="T66" style:family="text">
      <style:text-properties fo:color="#000000" loext:opacity="100%" officeooo:rsid="006fbec8"/>
    </style:style>
    <style:style style:name="T67" style:family="text">
      <style:text-properties fo:color="#000000" loext:opacity="100%" fo:font-weight="bold" officeooo:rsid="0052d06c" style:font-weight-asian="bold" style:font-weight-complex="bold"/>
    </style:style>
    <style:style style:name="T68" style:family="text">
      <style:text-properties fo:color="#000000" loext:opacity="100%" fo:font-weight="bold" officeooo:rsid="005f2654" style:font-weight-asian="bold" style:font-weight-complex="bold"/>
    </style:style>
    <style:style style:name="T69" style:family="text">
      <style:text-properties fo:color="#000000" loext:opacity="100%" fo:font-weight="normal" officeooo:rsid="006fbec8" style:font-weight-asian="normal" style:font-weight-complex="normal"/>
    </style:style>
    <style:style style:name="T70" style:family="text">
      <style:text-properties officeooo:rsid="01320d5d"/>
    </style:style>
    <style:style style:name="T71" style:family="text">
      <style:text-properties officeooo:rsid="0133d40b"/>
    </style:style>
    <style:style style:name="T72" style:family="text">
      <style:text-properties style:text-underline-style="none" officeooo:rsid="00770bed"/>
    </style:style>
    <style:style style:name="T73" style:family="text">
      <style:text-properties style:text-underline-style="none" officeooo:rsid="00c02ed7"/>
    </style:style>
    <style:style style:name="T74" style:family="text">
      <style:text-properties style:text-underline-style="none" officeooo:rsid="007ab99f"/>
    </style:style>
    <style:style style:name="T75" style:family="text">
      <style:text-properties style:text-underline-style="none" officeooo:rsid="0118973b"/>
    </style:style>
    <style:style style:name="T76" style:family="text">
      <style:text-properties style:text-underline-style="none" officeooo:rsid="007adc2f"/>
    </style:style>
    <style:style style:name="T77" style:family="text">
      <style:text-properties style:text-underline-style="none" officeooo:rsid="007c7e59"/>
    </style:style>
    <style:style style:name="T78" style:family="text">
      <style:text-properties style:text-underline-style="none" officeooo:rsid="007f62dd"/>
    </style:style>
    <style:style style:name="T79" style:family="text">
      <style:text-properties fo:font-style="italic" style:text-underline-style="none" officeooo:rsid="007f62dd" style:font-style-asian="italic" style:font-style-complex="italic"/>
    </style:style>
    <style:style style:name="T80" style:family="text">
      <style:text-properties fo:font-style="italic" style:text-underline-style="solid" style:text-underline-width="auto" style:text-underline-color="font-color" officeooo:rsid="007f62dd" style:font-style-asian="italic" style:font-style-complex="italic"/>
    </style:style>
    <style:style style:name="T81" style:family="text">
      <style:text-properties fo:font-style="normal" style:text-underline-style="none" officeooo:rsid="00c229d2" style:font-style-asian="normal" style:font-style-complex="normal"/>
    </style:style>
    <style:style style:name="T82" style:family="text">
      <style:text-properties fo:font-style="normal" style:text-underline-style="none" officeooo:rsid="00c33212" style:font-style-asian="normal" style:font-style-complex="normal"/>
    </style:style>
    <style:style style:name="T83" style:family="text">
      <style:text-properties style:font-name="Bukyvede" fo:font-style="normal" style:text-underline-style="none" officeooo:rsid="00c229d2" style:font-style-asian="normal" style:font-style-complex="normal"/>
    </style:style>
    <style:style style:name="T84" style:family="text">
      <style:text-properties style:font-name="Bukyvede" fo:font-style="normal" style:text-underline-style="solid" style:text-underline-width="auto" style:text-underline-color="font-color" officeooo:rsid="00c229d2" style:font-style-asian="normal" style:font-style-complex="normal"/>
    </style:style>
    <style:style style:name="T85" style:family="text">
      <style:text-properties style:font-name="Liberation Serif" fo:font-style="normal" style:text-underline-style="none" officeooo:rsid="007f62dd" style:font-style-asian="normal" style:font-style-complex="normal"/>
    </style:style>
    <style:style style:name="T86" style:family="text">
      <style:text-properties style:font-name="Liberation Serif" fo:font-style="normal" style:text-underline-style="none" officeooo:rsid="00c229d2" style:font-style-asian="normal" style:font-style-complex="normal"/>
    </style:style>
    <style:style style:name="T87" style:family="text">
      <style:text-properties style:font-name="Liberation Serif" fo:font-style="italic" style:text-underline-style="none" officeooo:rsid="00c229d2" style:font-style-asian="italic" style:font-style-complex="italic"/>
    </style:style>
    <style:style style:name="T88" style:family="text">
      <style:text-properties style:font-name="Liberation Serif" fo:font-style="italic" style:text-underline-style="solid" style:text-underline-width="auto" style:text-underline-color="font-color" officeooo:rsid="00c229d2" style:font-style-asian="italic" style:font-style-complex="italic"/>
    </style:style>
    <style:style style:name="T89" style:family="text">
      <style:text-properties fo:font-style="normal" style:text-underline-style="none" officeooo:rsid="00becf4a" style:font-style-asian="normal" style:font-style-complex="normal"/>
    </style:style>
    <style:style style:name="T90" style:family="text">
      <style:text-properties style:text-underline-style="none" officeooo:rsid="00becf4a"/>
    </style:style>
    <style:style style:name="T91" style:family="text">
      <style:text-properties style:text-underline-style="none" officeooo:rsid="00c33212"/>
    </style:style>
    <style:style style:name="T92" style:family="text">
      <style:text-properties style:font-name="Bukyvede" style:text-underline-style="none" officeooo:rsid="00becf4a"/>
    </style:style>
    <style:style style:name="T93" style:family="text">
      <style:text-properties style:font-name="Bukyvede" style:text-underline-style="solid" style:text-underline-width="auto" style:text-underline-color="font-color" officeooo:rsid="00becf4a"/>
    </style:style>
    <style:style style:name="T94" style:family="text">
      <style:text-properties style:font-name="Liberation Serif" style:text-underline-style="none" officeooo:rsid="00becf4a"/>
    </style:style>
    <style:style style:name="T95" style:family="text">
      <style:text-properties style:font-name="Liberation Serif" fo:font-style="italic" style:text-underline-style="none" officeooo:rsid="00becf4a" style:font-style-asian="italic" style:font-style-complex="italic"/>
    </style:style>
    <style:style style:name="T96" style:family="text">
      <style:text-properties style:font-name="Liberation Serif" fo:font-style="italic" style:text-underline-style="solid" style:text-underline-width="auto" style:text-underline-color="font-color" officeooo:rsid="00becf4a" style:font-style-asian="italic" style:font-style-complex="italic"/>
    </style:style>
    <style:style style:name="T97" style:family="text">
      <style:text-properties style:font-name="Liberation Serif" style:text-underline-style="none" officeooo:rsid="00e9c496"/>
    </style:style>
    <style:style style:name="T98" style:family="text">
      <style:text-properties style:font-name="Liberation Serif" style:text-underline-style="none" officeooo:rsid="00c229d2"/>
    </style:style>
    <style:style style:name="T99" style:family="text">
      <style:text-properties fo:font-style="normal" style:text-underline-style="none" officeooo:rsid="007f62dd" style:font-style-asian="normal" style:font-style-complex="normal"/>
    </style:style>
    <style:style style:name="T100" style:family="text">
      <style:text-properties fo:font-family="'Menaion Medieval'" style:font-pitch="variable"/>
    </style:style>
    <style:style style:name="T101" style:family="text">
      <style:text-properties fo:font-family="'Menaion Medieval'" style:font-pitch="variable" fo:font-weight="bold" style:font-weight-asian="bold" style:font-weight-complex="bold"/>
    </style:style>
    <style:style style:name="T102" style:family="text">
      <style:text-properties officeooo:rsid="010fb02d"/>
    </style:style>
    <style:style style:name="T103" style:family="text">
      <style:text-properties officeooo:rsid="010e50f6"/>
    </style:style>
    <style:style style:name="T104" style:family="text">
      <style:text-properties fo:color="#666666" loext:opacity="100%"/>
    </style:style>
    <style:style style:name="T105" style:family="text">
      <style:text-properties fo:color="#666666" loext:opacity="100%" fo:font-style="italic" style:font-style-asian="italic" style:font-style-complex="italic"/>
    </style:style>
    <style:style style:name="T106" style:family="text">
      <style:text-properties fo:color="#666666" loext:opacity="100%" officeooo:rsid="0114cb93"/>
    </style:style>
    <style:style style:name="T107" style:family="text">
      <style:text-properties officeooo:rsid="0113d207"/>
    </style:style>
    <style:style style:name="T108" style:family="text">
      <style:text-properties style:font-name="Bookerly" fo:font-size="9pt" style:font-size-asian="9pt" style:font-size-complex="9pt"/>
    </style:style>
    <style:style style:name="T109" style:family="text">
      <style:text-properties style:text-underline-style="none" officeooo:rsid="0116b1f7"/>
    </style:style>
    <style:style style:name="T110" style:family="text">
      <style:text-properties style:font-name="Liberation Serif" style:text-underline-style="none" officeooo:rsid="00808df6"/>
    </style:style>
    <style:style style:name="T111" style:family="text">
      <style:text-properties style:font-name="Liberation Serif" style:text-underline-style="none" officeooo:rsid="01cc6c6b"/>
    </style:style>
    <style:style style:name="T112" style:family="text">
      <style:text-properties style:font-name="Liberation Serif" style:text-underline-style="none" officeooo:rsid="01d5816d"/>
    </style:style>
    <style:style style:name="T113" style:family="text">
      <style:text-properties style:font-name="Liberation Serif" fo:font-style="italic" style:text-underline-style="none" officeooo:rsid="01cc6c6b" style:font-style-asian="italic" style:font-style-complex="italic"/>
    </style:style>
    <style:style style:name="T114" style:family="text">
      <style:text-properties style:font-name="Liberation Serif" style:text-underline-style="none" officeooo:rsid="01cde893"/>
    </style:style>
    <style:style style:name="T115" style:family="text">
      <style:text-properties style:font-name="Liberation Serif" style:text-underline-style="none" officeooo:rsid="00810a4d"/>
    </style:style>
    <style:style style:name="T116" style:family="text">
      <style:text-properties style:font-name="Liberation Serif" style:text-underline-style="none" officeooo:rsid="01027cb5"/>
    </style:style>
    <style:style style:name="T117" style:family="text">
      <style:text-properties officeooo:rsid="00bbd3bd"/>
    </style:style>
    <style:style style:name="T118" style:family="text">
      <style:text-properties officeooo:rsid="00b0d7b5"/>
    </style:style>
    <style:style style:name="T119" style:family="text">
      <style:text-properties officeooo:rsid="00bde0ff"/>
    </style:style>
    <style:style style:name="T120" style:family="text">
      <style:text-properties style:text-underline-style="none" officeooo:rsid="007514fe"/>
    </style:style>
    <style:style style:name="T121" style:family="text">
      <style:text-properties style:text-underline-style="none" officeooo:rsid="0096ca82"/>
    </style:style>
    <style:style style:name="T122" style:family="text">
      <style:text-properties style:text-underline-style="none" officeooo:rsid="009889f7"/>
    </style:style>
    <style:style style:name="T123" style:family="text">
      <style:text-properties style:text-underline-style="none" officeooo:rsid="008e6814"/>
    </style:style>
    <style:style style:name="T124"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5"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6" style:family="text">
      <style:text-properties fo:font-variant="normal" fo:text-transform="none" fo:color="#000000" loext:opacity="100%" style:font-name="Liberation Serif" fo:font-size="12pt" fo:letter-spacing="normal" fo:font-style="normal" fo:font-weight="normal" officeooo:rsid="008e6814" style:font-size-asian="12pt" style:font-size-complex="12pt"/>
    </style:style>
    <style:style style:name="T127" style:family="text">
      <style:text-properties fo:font-variant="normal" fo:text-transform="none" fo:color="#000000" loext:opacity="100%" style:font-name="Liberation Serif" fo:font-size="12pt" fo:letter-spacing="normal" fo:font-style="normal" style:text-underline-style="none" fo:font-weight="normal" officeooo:rsid="007514fe" style:font-size-asian="12pt" style:font-size-complex="12pt"/>
    </style:style>
    <style:style style:name="T128" style:family="text">
      <style:text-properties fo:font-variant="normal" fo:text-transform="none" fo:color="#000000" loext:opacity="100%" style:font-name="Liberation Serif" fo:font-size="12pt" fo:letter-spacing="normal" fo:font-style="normal" style:text-underline-style="none" fo:font-weight="normal" officeooo:rsid="008e6814" style:font-size-asian="12pt" style:font-size-complex="12pt"/>
    </style:style>
    <style:style style:name="T129" style:family="text">
      <style:text-properties fo:font-variant="normal" fo:text-transform="none" fo:color="#000000" loext:opacity="100%" style:font-name="Liberation Serif" fo:font-size="12pt" fo:letter-spacing="normal" fo:font-style="normal" style:text-underline-style="none" fo:font-weight="normal" officeooo:rsid="00e76040" style:font-size-asian="12pt" style:font-size-complex="12pt"/>
    </style:style>
    <style:style style:name="T130" style:family="text">
      <style:text-properties style:font-name="Bukyvede" fo:font-size="12pt" style:text-underline-style="none" officeooo:rsid="008e6814" style:font-size-asian="12pt" style:font-size-complex="12pt"/>
    </style:style>
    <style:style style:name="T131"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2"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3"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fo:font-weight="normal" officeooo:rsid="008e6814"/>
    </style:style>
    <style:style style:name="T135" style:family="text">
      <style:text-properties style:text-underline-style="none" officeooo:rsid="008f9164"/>
    </style:style>
    <style:style style:name="T136" style:family="text">
      <style:text-properties style:text-underline-style="none" officeooo:rsid="015a5f7d"/>
    </style:style>
    <style:style style:name="T137" style:family="text">
      <style:text-properties style:text-underline-style="none" officeooo:rsid="015b6f57"/>
    </style:style>
    <style:style style:name="T138" style:family="text">
      <style:text-properties style:text-underline-style="none" officeooo:rsid="015c912c"/>
    </style:style>
    <style:style style:name="T139" style:family="text">
      <style:text-properties style:font-name="Bukyvede" style:text-underline-style="none" officeooo:rsid="00f1644b"/>
    </style:style>
    <style:style style:name="T140" style:family="text">
      <style:text-properties style:font-name="Bukyvede" style:text-underline-style="solid" style:text-underline-width="auto" style:text-underline-color="font-color" officeooo:rsid="00f1644b"/>
    </style:style>
    <style:style style:name="T141" style:family="text">
      <style:text-properties style:font-name="Bukyvede" style:text-underline-style="none" officeooo:rsid="007514fe"/>
    </style:style>
    <style:style style:name="T142" style:family="text">
      <style:text-properties style:font-name="Bukyvede" style:text-underline-style="solid" style:text-underline-width="auto" style:text-underline-color="font-color" officeooo:rsid="007514fe"/>
    </style:style>
    <style:style style:name="T143" style:family="text">
      <style:text-properties style:text-underline-style="none" officeooo:rsid="00f0fac5"/>
    </style:style>
    <style:style style:name="T144" style:family="text">
      <style:text-properties style:font-name="Bukyvede" fo:font-size="12pt" style:text-underline-style="none" officeooo:rsid="00f0fac5" style:font-size-asian="12pt" style:font-size-complex="12pt"/>
    </style:style>
    <style:style style:name="T145" style:family="text">
      <style:text-properties style:font-name="Bukyvede" fo:font-size="12pt" style:text-underline-style="none" officeooo:rsid="00f0fac5" style:font-family-asian="Bukyvede" style:font-size-asian="12pt" style:font-family-complex="Bukyvede" style:font-size-complex="12pt"/>
    </style:style>
    <style:style style:name="T146" style:family="text">
      <style:text-properties style:font-name="Bukyvede" fo:font-size="12pt" style:text-underline-style="solid" style:text-underline-width="auto" style:text-underline-color="font-color" officeooo:rsid="00f0fac5" style:font-size-asian="12pt" style:font-size-complex="12pt"/>
    </style:style>
    <style:style style:name="T147" style:family="text">
      <style:text-properties style:font-name="Bukyvede" style:text-underline-style="solid" style:text-underline-width="auto" style:text-underline-color="font-color" officeooo:rsid="00f0fac5"/>
    </style:style>
    <style:style style:name="T148" style:family="text">
      <style:text-properties style:font-name="Bukyvede" style:text-underline-style="none" officeooo:rsid="00f0fac5"/>
    </style:style>
    <style:style style:name="T149" style:family="text">
      <style:text-properties style:font-name="Bukyvede" style:text-underline-style="none" officeooo:rsid="00f0fac5" style:font-family-asian="Bukyvede" style:font-family-complex="Bukyvede"/>
    </style:style>
    <style:style style:name="T150" style:family="text">
      <style:text-properties style:font-name="Liberation Serif" style:text-underline-style="none" officeooo:rsid="007514fe"/>
    </style:style>
    <style:style style:name="T151" style:family="text">
      <style:text-properties officeooo:rsid="00f58335"/>
    </style:style>
    <style:style style:name="T152" style:family="text">
      <style:text-properties officeooo:rsid="013c9261"/>
    </style:style>
    <style:style style:name="T153" style:family="text">
      <style:text-properties officeooo:rsid="014290e3"/>
    </style:style>
    <style:style style:name="T154" style:family="text">
      <style:text-properties style:font-name="Bukyvede" style:text-underline-style="none" officeooo:rsid="00f6f97f"/>
    </style:style>
    <style:style style:name="T155" style:family="text">
      <style:text-properties style:font-name="Liberation Serif" style:text-underline-style="none" officeooo:rsid="008f9164"/>
    </style:style>
    <style:style style:name="T156" style:family="text">
      <style:text-properties style:font-name="Liberation Serif" style:text-underline-style="none" officeooo:rsid="0092d84e"/>
    </style:style>
    <style:style style:name="T157" style:family="text">
      <style:text-properties style:font-name="Liberation Serif"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 style:text-underline-style="none" officeooo:rsid="00aea5ef"/>
    </style:style>
    <style:style style:name="T160" style:family="text">
      <style:text-properties style:text-position="super 58%" style:font-name="Liberation Serif" style:text-underline-style="none" officeooo:rsid="0092d84e"/>
    </style:style>
    <style:style style:name="T161" style:family="text">
      <style:text-properties style:text-position="0% 100%" style:font-name="Liberation Serif" style:text-underline-style="none" officeooo:rsid="0092d84e"/>
    </style:style>
    <style:style style:name="T162" style:family="text">
      <style:text-properties style:text-position="0% 100%" style:font-name="Liberation Serif" style:text-underline-style="none" officeooo:rsid="00c67591"/>
    </style:style>
    <style:style style:name="T163" style:family="text">
      <style:text-properties style:text-position="0% 100%" style:font-name="Liberation Serif" style:text-underline-style="none" officeooo:rsid="00f6f97f"/>
    </style:style>
    <style:style style:name="T164" style:family="text">
      <style:text-properties style:text-position="0% 100%" style:font-name="Bukyvede" style:text-underline-style="none" officeooo:rsid="0092d84e"/>
    </style:style>
    <style:style style:name="T165" style:family="text">
      <style:text-properties style:text-position="0% 100%" style:font-name="Liberation Serif" style:text-underline-style="none" officeooo:rsid="00939f24"/>
    </style:style>
    <style:style style:name="T166" style:family="text">
      <style:text-properties style:text-position="0% 100%" style:font-name="Liberation Serif" style:text-underline-style="none" officeooo:rsid="01dd335c"/>
    </style:style>
    <style:style style:name="T167" style:family="text">
      <style:text-properties style:text-underline-style="none" officeooo:rsid="00879d28"/>
    </style:style>
    <style:style style:name="T168" style:family="text">
      <style:text-properties style:text-underline-style="none" officeooo:rsid="0137435d"/>
    </style:style>
    <style:style style:name="T169" style:family="text">
      <style:text-properties style:text-underline-style="none" officeooo:rsid="008a07d8"/>
    </style:style>
    <style:style style:name="T170" style:family="text">
      <style:text-properties style:text-underline-style="none" officeooo:rsid="00884ed6"/>
    </style:style>
    <style:style style:name="T171" style:family="text">
      <style:text-properties fo:font-family="'Menaion Medieval'" style:font-pitch="variable" style:text-underline-style="none" officeooo:rsid="00884ed6"/>
    </style:style>
    <style:style style:name="T172" style:family="text">
      <style:text-properties style:text-underline-style="none" officeooo:rsid="0088f183"/>
    </style:style>
    <style:style style:name="T173" style:family="text">
      <style:text-properties fo:font-family="'Menaion Medieval'" style:font-pitch="variable" style:text-underline-style="none" officeooo:rsid="0088f183"/>
    </style:style>
    <style:style style:name="T174" style:family="text">
      <style:text-properties officeooo:rsid="008a07d8"/>
    </style:style>
    <style:style style:name="T175" style:family="text">
      <style:text-properties officeooo:rsid="0185626f"/>
    </style:style>
    <style:style style:name="T176" style:family="text">
      <style:text-properties officeooo:rsid="0185da9a"/>
    </style:style>
    <style:style style:name="T177" style:family="text">
      <style:text-properties officeooo:rsid="008c6b89"/>
    </style:style>
    <style:style style:name="T178" style:family="text">
      <style:text-properties officeooo:rsid="01351eff"/>
    </style:style>
    <style:style style:name="T179" style:family="text">
      <style:text-properties officeooo:rsid="013954da"/>
    </style:style>
    <style:style style:name="T180" style:family="text">
      <style:text-properties style:font-name="Bookerly" fo:font-size="11pt" officeooo:rsid="013954da" style:font-size-asian="11pt" style:font-size-complex="11pt"/>
    </style:style>
    <style:style style:name="T181" style:family="text">
      <style:text-properties style:font-name="Liberation Serif" fo:font-size="12pt" officeooo:rsid="013954da" style:font-size-asian="12pt" style:font-size-complex="12pt"/>
    </style:style>
    <style:style style:name="T182" style:family="text">
      <style:text-properties style:font-name="Bookerly" fo:font-size="11pt" officeooo:rsid="00b0d7b5" style:font-size-asian="11pt" style:font-size-complex="11pt"/>
    </style:style>
    <style:style style:name="T183" style:family="text">
      <style:text-properties style:font-name="Liberation Serif" fo:font-size="12pt" officeooo:rsid="013eb5bf" style:font-size-asian="10.5pt" style:font-size-complex="12pt"/>
    </style:style>
    <style:style style:name="T184" style:family="text">
      <style:text-properties style:font-name="Liberation Serif" fo:font-size="12pt" officeooo:rsid="013fd592" style:font-size-asian="10.5pt" style:font-size-complex="12pt"/>
    </style:style>
    <style:style style:name="T185" style:family="text">
      <style:text-properties style:font-name="Bukyvede" fo:font-size="12pt" officeooo:rsid="013eb5bf" style:font-size-asian="10.5pt" style:font-size-complex="12pt"/>
    </style:style>
    <style:style style:name="T186" style:family="text">
      <style:text-properties style:font-name="Bukyvede" fo:font-size="12pt" style:text-underline-style="solid" style:text-underline-width="auto" style:text-underline-color="font-color" officeooo:rsid="013eb5bf" style:font-size-asian="10.5pt" style:font-size-complex="12pt"/>
    </style:style>
    <style:style style:name="T187" style:family="text">
      <style:text-properties style:font-name="Liberation Serif" fo:font-size="12pt" officeooo:rsid="013954da" style:font-size-asian="10.5pt" style:font-size-complex="12pt"/>
    </style:style>
    <style:style style:name="T188" style:family="text">
      <style:text-properties style:font-name="Bookerly" fo:font-size="10pt" officeooo:rsid="013954da" style:font-size-asian="10pt" style:font-size-complex="10pt"/>
    </style:style>
    <style:style style:name="T189" style:family="text">
      <style:text-properties style:font-name="Liberation Serif" fo:font-size="10pt" officeooo:rsid="013eb5bf" style:font-size-asian="10pt" style:font-size-complex="10pt"/>
    </style:style>
    <style:style style:name="T190" style:family="text">
      <style:text-properties style:font-name="Liberation Serif" fo:font-size="12pt" officeooo:rsid="013eb5bf" style:font-size-asian="12pt" style:font-size-complex="12pt"/>
    </style:style>
    <style:style style:name="T191" style:family="text">
      <style:text-properties style:font-name="Bookerly" fo:font-size="12pt" officeooo:rsid="013eb5bf" style:font-size-asian="12pt" style:font-size-complex="12pt"/>
    </style:style>
    <style:style style:name="T192" style:family="text">
      <style:text-properties style:font-name="Bukyvede" fo:font-size="12pt" officeooo:rsid="013eb5bf" style:font-size-asian="12pt" style:font-size-complex="12pt"/>
    </style:style>
    <style:style style:name="T193" style:family="text">
      <style:text-properties style:font-name="Bukyvede" fo:font-size="12pt" style:text-underline-style="solid" style:text-underline-width="auto" style:text-underline-color="font-color" officeooo:rsid="013eb5bf" style:font-size-asian="12pt" style:font-size-complex="12pt"/>
    </style:style>
    <style:style style:name="T194" style:family="text">
      <style:text-properties style:font-name="Bukyvede" fo:font-size="12pt" officeooo:rsid="013fd592" style:font-size-asian="12pt" style:font-size-complex="12pt"/>
    </style:style>
    <style:style style:name="T195" style:family="text">
      <style:text-properties style:font-name="Liberation Serif" fo:font-size="12pt" officeooo:rsid="013fd592" style:font-size-asian="12pt" style:font-size-complex="12pt"/>
    </style:style>
    <style:style style:name="T196" style:family="text">
      <style:text-properties style:font-name="Liberation Serif" fo:font-size="12pt" officeooo:rsid="01835a53" style:font-size-asian="12pt" style:font-size-complex="12pt"/>
    </style:style>
    <style:style style:name="T197" style:family="text">
      <style:text-properties style:font-name="Liberation Serif" fo:font-size="12pt" officeooo:rsid="01823a41" style:font-size-asian="12pt" style:font-size-complex="12pt"/>
    </style:style>
    <style:style style:name="T198" style:family="text">
      <style:text-properties style:font-name="Liberation Serif" fo:font-size="12pt" officeooo:rsid="015394f9" style:font-size-asian="12pt" style:font-size-complex="12pt"/>
    </style:style>
    <style:style style:name="T199" style:family="text">
      <style:text-properties style:font-name="Liberation Serif" fo:font-size="12pt" officeooo:rsid="0140d4ed" style:font-size-asian="12pt" style:font-size-complex="12pt"/>
    </style:style>
    <style:style style:name="T200" style:family="text">
      <style:text-properties officeooo:rsid="013fd592"/>
    </style:style>
    <style:style style:name="T201" style:family="text">
      <style:text-properties style:font-name="Liberation Serif" fo:font-size="12pt" fo:font-style="italic" officeooo:rsid="013fd592" style:font-size-asian="12pt" style:font-style-asian="italic" style:font-size-complex="12pt" style:font-style-complex="italic"/>
    </style:style>
    <style:style style:name="T202" style:family="text">
      <style:text-properties style:font-name="Liberation Serif"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03" style:family="text">
      <style:text-properties style:font-name="Liberation Serif" fo:font-size="12pt" officeooo:rsid="0157ae5e" style:font-size-asian="12pt" style:font-size-complex="12pt"/>
    </style:style>
    <style:style style:name="T204" style:family="text">
      <style:text-properties style:font-name="Bukyvede" fo:font-size="12pt" style:text-underline-style="solid" style:text-underline-width="auto" style:text-underline-color="font-color" officeooo:rsid="013fd592" style:font-size-asian="12pt" style:font-size-complex="12pt"/>
    </style:style>
    <style:style style:name="T205" style:family="text">
      <style:text-properties style:font-name="Liberation Serif" fo:font-size="12pt" officeooo:rsid="0141d63c" style:font-size-asian="12pt" style:font-size-complex="12pt"/>
    </style:style>
    <style:style style:name="T206" style:family="text">
      <style:text-properties style:font-name="Liberation Serif" fo:font-size="12pt" officeooo:rsid="01dda460" style:font-size-asian="12pt" style:font-size-complex="12pt"/>
    </style:style>
    <style:style style:name="T207" style:family="text">
      <style:text-properties style:font-name="Liberation Serif" fo:font-size="12pt" officeooo:rsid="01437cd2" style:font-size-asian="12pt" style:font-size-complex="12pt"/>
    </style:style>
    <style:style style:name="T208" style:family="text">
      <style:text-properties style:font-name="Liberation Serif" fo:font-size="12pt" fo:font-style="italic" officeooo:rsid="01437cd2" style:font-size-asian="12pt" style:font-style-asian="italic" style:font-size-complex="12pt" style:font-style-complex="italic"/>
    </style:style>
    <style:style style:name="T209" style:family="text">
      <style:text-properties style:font-name="Liberation Serif" fo:font-size="11pt" officeooo:rsid="01437cd2" style:font-size-asian="11pt" style:font-size-complex="11pt"/>
    </style:style>
    <style:style style:name="T210" style:family="text">
      <style:text-properties style:font-name="Liberation Serif" officeooo:rsid="014821fb"/>
    </style:style>
    <style:style style:name="T211" style:family="text">
      <style:text-properties style:font-name="Liberation Serif" officeooo:rsid="014968aa"/>
    </style:style>
    <style:style style:name="T212" style:family="text">
      <style:text-properties style:font-name="Liberation Serif" officeooo:rsid="01bcd17a"/>
    </style:style>
    <style:style style:name="T213" style:family="text">
      <style:text-properties style:font-name="Liberation Serif" officeooo:rsid="014c9cfc"/>
    </style:style>
    <style:style style:name="T214" style:family="text">
      <style:text-properties officeooo:rsid="014968aa"/>
    </style:style>
    <style:style style:name="T215" style:family="text">
      <style:text-properties style:font-name="Liberation Serif" officeooo:rsid="0149b70a"/>
    </style:style>
    <style:style style:name="T216" style:family="text">
      <style:text-properties style:font-name="Liberation Serif" officeooo:rsid="0149ffed"/>
    </style:style>
    <style:style style:name="T217" style:family="text">
      <style:text-properties style:font-name="Liberation Serif" officeooo:rsid="0194d977"/>
    </style:style>
    <style:style style:name="T218" style:family="text">
      <style:text-properties style:font-name="Liberation Serif" officeooo:rsid="019792aa"/>
    </style:style>
    <style:style style:name="T219" style:family="text">
      <style:text-properties style:font-name="Bukyvede" officeooo:rsid="0194d977"/>
    </style:style>
    <style:style style:name="T220" style:family="text">
      <style:text-properties style:font-name="Liberation Serif" officeooo:rsid="0195cd91"/>
    </style:style>
    <style:style style:name="T221" style:family="text">
      <style:text-properties style:font-name="Bukyvede" officeooo:rsid="019792aa"/>
    </style:style>
    <style:style style:name="T222" style:family="text">
      <style:text-properties style:font-name="Liberation Serif" officeooo:rsid="0199f306"/>
    </style:style>
    <style:style style:name="T223" style:family="text">
      <style:text-properties style:font-name="Liberation Serif" officeooo:rsid="01b148c7"/>
    </style:style>
    <style:style style:name="T224" style:family="text">
      <style:text-properties style:font-name="Liberation Serif" officeooo:rsid="01af5b1b"/>
    </style:style>
    <style:style style:name="T225" style:family="text">
      <style:text-properties style:font-name="Liberation Serif" officeooo:rsid="01977e4f"/>
    </style:style>
    <style:style style:name="T226" style:family="text">
      <style:text-properties style:font-name="Bukyvede" officeooo:rsid="0195cd91"/>
    </style:style>
    <style:style style:name="T227" style:family="text">
      <style:text-properties style:font-name="Liberation Serif" officeooo:rsid="019837e1"/>
    </style:style>
    <style:style style:name="T228" style:family="text">
      <style:text-properties style:font-name="Liberation Serif" fo:font-style="italic" officeooo:rsid="019792aa" style:font-style-asian="italic" style:font-style-complex="italic"/>
    </style:style>
    <style:style style:name="T229" style:family="text">
      <style:text-properties style:font-name="Liberation Serif" fo:font-style="normal" officeooo:rsid="019792aa" style:font-style-asian="normal" style:font-style-complex="normal"/>
    </style:style>
    <style:style style:name="T230" style:family="text">
      <style:text-properties style:font-name="Liberation Serif" fo:font-style="normal" officeooo:rsid="019bbbe2" style:font-style-asian="normal" style:font-style-complex="normal"/>
    </style:style>
    <style:style style:name="T231" style:family="text">
      <style:text-properties style:font-name="Liberation Serif" fo:font-style="normal" officeooo:rsid="019837e1" style:font-style-asian="normal" style:font-style-complex="normal"/>
    </style:style>
    <style:style style:name="T232" style:family="text">
      <style:text-properties style:font-name="Liberation Serif" fo:font-style="normal" officeooo:rsid="01a12e5a" style:font-style-asian="normal" style:font-style-complex="normal"/>
    </style:style>
    <style:style style:name="T233" style:family="text">
      <style:text-properties style:font-name="Liberation Serif" fo:font-style="normal" officeooo:rsid="01c08e4e" style:font-style-asian="normal" style:font-style-complex="normal"/>
    </style:style>
    <style:style style:name="T234" style:family="text">
      <style:text-properties style:font-name="Liberation Serif" fo:font-style="normal" officeooo:rsid="019bd78a" style:font-style-asian="normal" style:font-style-complex="normal"/>
    </style:style>
    <style:style style:name="T235" style:family="text">
      <style:text-properties officeooo:rsid="019bd78a"/>
    </style:style>
    <style:style style:name="T236" style:family="text">
      <style:text-properties style:text-underline-style="solid" style:text-underline-width="auto" style:text-underline-color="font-color" officeooo:rsid="019bd78a"/>
    </style:style>
    <style:style style:name="T237" style:family="text">
      <style:text-properties style:text-underline-style="none" officeooo:rsid="019bd78a"/>
    </style:style>
    <style:style style:name="T238" style:family="text">
      <style:text-properties style:text-underline-style="none" officeooo:rsid="01c188d3"/>
    </style:style>
    <style:style style:name="T239" style:family="text">
      <style:text-properties style:text-underline-style="none" officeooo:rsid="019d9229"/>
    </style:style>
    <style:style style:name="T240" style:family="text">
      <style:text-properties fo:font-style="italic" style:text-underline-style="none" officeooo:rsid="019bd78a" style:font-style-asian="italic" style:font-style-complex="italic"/>
    </style:style>
    <style:style style:name="T241" style:family="text">
      <style:text-properties officeooo:rsid="01ac804c"/>
    </style:style>
    <style:style style:name="T242" style:family="text">
      <style:text-properties officeooo:rsid="01df6160"/>
    </style:style>
    <style:style style:name="T243" style:family="text">
      <style:text-properties officeooo:rsid="01a1efcc"/>
    </style:style>
    <style:style style:name="T244" style:family="text">
      <style:text-properties fo:font-style="italic" style:font-style-asian="italic" style:font-style-complex="italic"/>
    </style:style>
    <style:style style:name="T245" style:family="text">
      <style:text-properties officeooo:rsid="01baf7d1"/>
    </style:style>
    <style:style style:name="T246" style:family="text">
      <style:text-properties officeooo:rsid="01abd12a"/>
    </style:style>
    <style:style style:name="T247" style:family="text">
      <style:text-properties officeooo:rsid="019fdaeb"/>
    </style:style>
    <style:style style:name="T248" style:family="text">
      <style:text-properties officeooo:rsid="01a372bb"/>
    </style:style>
    <style:style style:name="T249" style:family="text">
      <style:text-properties style:font-name="Bukyvede" style:text-underline-style="solid" style:text-underline-width="auto" style:text-underline-color="font-color"/>
    </style:style>
    <style:style style:name="T250" style:family="text">
      <style:text-properties style:font-name="Bukyvede"/>
    </style:style>
    <style:style style:name="T251" style:family="text">
      <style:text-properties officeooo:rsid="019e723d"/>
    </style:style>
    <style:style style:name="T252" style:family="text">
      <style:text-properties fo:font-style="italic" officeooo:rsid="019e723d" style:font-style-asian="italic" style:font-style-complex="italic"/>
    </style:style>
    <style:style style:name="T253" style:family="text">
      <style:text-properties officeooo:rsid="01b9000a"/>
    </style:style>
    <style:style style:name="T254" style:family="text">
      <style:text-properties fo:font-style="italic" officeooo:rsid="01b9000a" style:font-style-asian="italic" style:font-style-complex="italic"/>
    </style:style>
    <style:style style:name="T255" style:family="text">
      <style:text-properties officeooo:rsid="01a02dd4"/>
    </style:style>
    <style:style style:name="T256" style:family="text">
      <style:text-properties officeooo:rsid="01a0581b"/>
    </style:style>
    <style:style style:name="T257" style:family="text">
      <style:text-properties officeooo:rsid="01a478ab"/>
    </style:style>
    <style:style style:name="T258" style:family="text">
      <style:text-properties officeooo:rsid="01a5c70f"/>
    </style:style>
    <style:style style:name="T259" style:family="text">
      <style:text-properties style:font-name="Liberation Serif" officeooo:rsid="009c688a"/>
    </style:style>
    <style:style style:name="T260" style:family="text">
      <style:text-properties style:font-name="Liberation Serif"/>
    </style:style>
    <style:style style:name="T261" style:family="text">
      <style:text-properties fo:font-family="Calibri" style:font-family-generic="swiss" style:font-pitch="variable" fo:font-size="10.5pt" style:font-size-asian="10.5pt" style:font-size-complex="10.5pt"/>
    </style:style>
    <style:style style:name="T262" style:family="text">
      <style:text-properties style:font-name="Liberation Serif" officeooo:rsid="0187cee0"/>
    </style:style>
    <style:style style:name="T263" style:family="text">
      <style:text-properties style:font-name="Liberation Serif" officeooo:rsid="0135bc07"/>
    </style:style>
    <style:style style:name="T264" style:family="text">
      <style:text-properties style:font-name="Liberation Serif" officeooo:rsid="01771427"/>
    </style:style>
    <style:style style:name="T265" style:family="text">
      <style:text-properties style:font-name="Liberation Serif" officeooo:rsid="0160260f"/>
    </style:style>
    <style:style style:name="T266" style:family="text">
      <style:text-properties style:font-name="Liberation Serif" officeooo:rsid="0188676a"/>
    </style:style>
    <style:style style:name="T267" style:family="text">
      <style:text-properties fo:color="#bf0041" loext:opacity="100%" style:font-name="Liberation Serif" officeooo:rsid="0189bfea"/>
    </style:style>
    <style:style style:name="T268" style:family="text">
      <style:text-properties officeooo:rsid="016f96c4"/>
    </style:style>
    <style:style style:name="T269" style:family="text">
      <style:text-properties officeooo:rsid="016dee3f"/>
    </style:style>
    <style:style style:name="T270" style:family="text">
      <style:text-properties style:text-position="super 58%" officeooo:rsid="016dee3f"/>
    </style:style>
    <style:style style:name="T271" style:family="text">
      <style:text-properties style:text-position="0% 100%" officeooo:rsid="016dee3f"/>
    </style:style>
    <style:style style:name="T272" style:family="text">
      <style:text-properties fo:font-style="normal" style:font-style-asian="normal" style:font-style-complex="normal"/>
    </style:style>
    <style:style style:name="T273" style:family="text">
      <style:text-properties fo:font-style="normal" officeooo:rsid="016dee3f" style:font-style-asian="normal" style:font-style-complex="normal"/>
    </style:style>
    <style:style style:name="T274" style:family="text">
      <style:text-properties fo:font-style="normal" officeooo:rsid="01771427" style:font-style-asian="normal" style:font-style-complex="normal"/>
    </style:style>
    <style:style style:name="T275" style:family="text">
      <style:text-properties fo:font-style="normal" officeooo:rsid="01b1fce2" style:font-style-asian="normal" style:font-style-complex="normal"/>
    </style:style>
    <style:style style:name="T276" style:family="text">
      <style:text-properties fo:font-style="italic" officeooo:rsid="016dee3f" style:font-style-asian="italic" style:font-style-complex="italic"/>
    </style:style>
    <style:style style:name="T277" style:family="text">
      <style:text-properties fo:font-style="normal" officeooo:rsid="01b3208c" style:font-style-asian="normal" style:font-style-complex="normal"/>
    </style:style>
    <style:style style:name="T278" style:family="text">
      <style:text-properties fo:font-style="normal" officeooo:rsid="018abf13" style:font-style-asian="normal" style:font-style-complex="normal"/>
    </style:style>
    <style:style style:name="T279" style:family="text">
      <style:text-properties fo:font-family="'Liberation Serif'" style:font-family-generic="roman" fo:font-style="italic" officeooo:rsid="016dee3f" style:font-style-asian="italic" style:font-style-complex="italic"/>
    </style:style>
    <style:style style:name="T280" style:family="text">
      <style:text-properties fo:font-style="normal" officeooo:rsid="016e77ec" style:font-style-asian="normal" style:font-style-complex="normal"/>
    </style:style>
    <style:style style:name="T281" style:family="text">
      <style:text-properties fo:font-style="normal" officeooo:rsid="018b928d" style:font-style-asian="normal" style:font-style-complex="normal"/>
    </style:style>
    <style:style style:name="T282" style:family="text">
      <style:text-properties fo:font-style="italic" officeooo:rsid="016e77ec" style:font-style-asian="italic" style:font-style-complex="italic"/>
    </style:style>
    <style:style style:name="T283" style:family="text">
      <style:text-properties fo:font-family="'Liberation Serif'" style:font-family-generic="roman" fo:font-style="italic" officeooo:rsid="016e77ec" style:font-style-asian="italic" style:font-style-complex="italic"/>
    </style:style>
    <style:style style:name="T284" style:family="text">
      <style:text-properties fo:font-family="'Liberation Serif'" style:font-family-generic="roman" fo:font-style="normal" officeooo:rsid="016e77ec" style:font-style-asian="normal" style:font-style-complex="normal"/>
    </style:style>
    <style:style style:name="T285" style:family="text">
      <style:text-properties fo:font-family="'Liberation Serif'" style:font-family-generic="roman" fo:font-style="normal" officeooo:rsid="01b412d8" style:font-style-asian="normal" style:font-style-complex="normal"/>
    </style:style>
    <style:style style:name="T286" style:family="text">
      <style:text-properties fo:font-family="'Liberation Serif'" style:font-family-generic="roman" fo:font-style="normal" officeooo:rsid="01732ed8" style:font-style-asian="normal" style:font-style-complex="normal"/>
    </style:style>
    <style:style style:name="T287" style:family="text">
      <style:text-properties fo:font-style="normal" officeooo:rsid="018d7f76" style:font-style-asian="normal" style:font-style-complex="normal"/>
    </style:style>
    <style:style style:name="T288" style:family="text">
      <style:text-properties fo:color="#000000" loext:opacity="100%" style:font-name="Liberation Serif" fo:font-style="normal" officeooo:rsid="01771427" style:font-style-asian="normal" style:font-style-complex="normal"/>
    </style:style>
    <style:style style:name="T289" style:family="text">
      <style:text-properties fo:color="#000000" loext:opacity="100%" style:font-name="Liberation Serif" fo:font-style="normal" officeooo:rsid="016e77ec" style:font-style-asian="normal" style:font-style-complex="normal"/>
    </style:style>
    <style:style style:name="T290" style:family="text">
      <style:text-properties fo:color="#000000" loext:opacity="100%" style:font-name="Liberation Serif" fo:font-style="normal" officeooo:rsid="016f96c4" style:font-style-asian="normal" style:font-style-complex="normal"/>
    </style:style>
    <style:style style:name="T291" style:family="text">
      <style:text-properties fo:color="#000000" loext:opacity="100%" style:font-name="Bukyvede" fo:font-style="normal" officeooo:rsid="016e77ec" style:font-style-asian="normal" style:font-style-complex="normal"/>
    </style:style>
    <style:style style:name="T292" style:family="text">
      <style:text-properties fo:color="#000000" loext:opacity="100%" style:font-name="Liberation Serif" fo:font-style="normal" officeooo:rsid="0170e69f" style:font-style-asian="normal" style:font-style-complex="normal"/>
    </style:style>
    <style:style style:name="T293" style:family="text">
      <style:text-properties fo:color="#000000" loext:opacity="100%" style:font-name="Bukyvede" fo:font-style="normal" officeooo:rsid="0170e69f" style:font-style-asian="normal" style:font-style-complex="normal"/>
    </style:style>
    <style:style style:name="T294"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295" style:family="text">
      <style:text-properties fo:color="#000000" loext:opacity="100%" style:font-name="Liberation Serif" fo:font-style="normal" officeooo:rsid="0171be65" style:font-style-asian="normal" style:font-style-complex="normal"/>
    </style:style>
    <style:style style:name="T296" style:family="text">
      <style:text-properties fo:color="#000000" loext:opacity="100%" style:font-name="Liberation Serif" fo:font-style="normal" officeooo:rsid="01754fc8" style:font-style-asian="normal" style:font-style-complex="normal"/>
    </style:style>
    <style:style style:name="T297" style:family="text">
      <style:text-properties fo:color="#000000" loext:opacity="100%" style:font-name="Bukyvede" fo:font-style="normal" style:text-underline-style="none" officeooo:rsid="01771427" style:font-style-asian="normal" style:font-style-complex="normal"/>
    </style:style>
    <style:style style:name="T298" style:family="text">
      <style:text-properties fo:color="#000000" loext:opacity="100%" style:font-name="Bukyvede" fo:font-style="normal" officeooo:rsid="01771427" style:font-style-asian="normal" style:font-style-complex="normal"/>
    </style:style>
    <style:style style:name="T299"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00" style:family="text">
      <style:text-properties fo:color="#bf0041" loext:opacity="100%" style:font-name="Liberation Serif" fo:font-style="normal" officeooo:rsid="01d98b71" style:font-style-asian="normal" style:font-style-complex="normal"/>
    </style:style>
    <style:style style:name="T301" style:family="text">
      <style:text-properties fo:color="#000000" loext:opacity="100%" style:font-name="Liberation Serif" fo:font-style="normal" officeooo:rsid="0179ae22" style:font-style-asian="normal" style:font-style-complex="normal"/>
    </style:style>
    <style:style style:name="T302" style:family="text">
      <style:text-properties officeooo:rsid="017f734c"/>
    </style:style>
    <style:style style:name="T303" style:family="text">
      <style:text-properties officeooo:rsid="017e47da"/>
    </style:style>
    <style:style style:name="T304" style:family="text">
      <style:text-properties officeooo:rsid="019125e7"/>
    </style:style>
    <style:style style:name="T305" style:family="text">
      <style:text-properties officeooo:rsid="0180616b"/>
    </style:style>
    <style:style style:name="T306" style:family="text">
      <style:text-properties officeooo:rsid="01930b95"/>
    </style:style>
    <style:style style:name="T307" style:family="text">
      <style:text-properties style:font-name="Bookerly" fo:font-size="10pt" officeooo:rsid="00b0d7b5" style:font-size-asian="10pt" style:font-size-complex="10pt"/>
    </style:style>
    <style:style style:name="T308" style:family="text">
      <style:text-properties style:font-name="Bookerly" fo:font-size="10pt" officeooo:rsid="017f734c" style:font-size-asian="10pt" style:font-size-complex="10pt"/>
    </style:style>
    <style:style style:name="T309" style:family="text">
      <style:text-properties style:font-name="Liberation Serif" fo:font-size="10pt" officeooo:rsid="017f734c" style:font-size-asian="10pt" style:font-size-complex="10pt"/>
    </style:style>
    <style:style style:name="T310" style:family="text">
      <style:text-properties officeooo:rsid="016aaeb7"/>
    </style:style>
    <style:style style:name="T311" style:family="text">
      <style:text-properties officeooo:rsid="01b5ab1a"/>
    </style:style>
    <style:style style:name="T312" style:family="text">
      <style:text-properties officeooo:rsid="01d75a51"/>
    </style:style>
    <style:style style:name="T313" style:family="text">
      <style:text-properties officeooo:rsid="01ceccad"/>
    </style:style>
    <style:style style:name="T314" style:family="text">
      <style:text-properties officeooo:rsid="01cf3e5d"/>
    </style:style>
    <style:style style:name="T315" style:family="text">
      <style:text-properties officeooo:rsid="01d00e16"/>
    </style:style>
    <style:style style:name="T316" style:family="text">
      <style:text-properties officeooo:rsid="01d7d76f"/>
    </style:style>
    <style:style style:name="T317" style:family="text">
      <style:text-properties officeooo:rsid="0166e9d2"/>
    </style:style>
    <style:style style:name="T318" style:family="text">
      <style:text-properties officeooo:rsid="01686b7f"/>
    </style:style>
    <style:style style:name="T319" style:family="text">
      <style:text-properties officeooo:rsid="0169fc79"/>
    </style:style>
    <style:style style:name="T320" style:family="text">
      <style:text-properties officeooo:rsid="01bc1940"/>
    </style:style>
    <style:style style:name="T321" style:family="text">
      <style:text-properties officeooo:rsid="01bca9e1"/>
    </style:style>
    <style:style style:name="T322" style:family="text">
      <style:text-properties style:text-underline-style="none" fo:font-weight="normal" officeooo:rsid="0052d06c" style:font-weight-asian="normal" style:font-weight-complex="normal"/>
    </style:style>
    <style:style style:name="T323" style:family="text">
      <style:text-properties style:text-underline-style="none" fo:font-weight="normal" officeooo:rsid="005f2654" style:font-weight-asian="normal" style:font-weight-complex="normal"/>
    </style:style>
    <style:style style:name="T324" style:family="text">
      <style:text-properties style:text-underline-style="none" fo:font-weight="normal" officeooo:rsid="011eef0d" style:font-weight-asian="normal" style:font-weight-complex="normal"/>
    </style:style>
    <style:style style:name="T325" style:family="text">
      <style:text-properties style:text-underline-style="none" fo:font-weight="normal" officeooo:rsid="005328dd" style:font-weight-asian="normal" style:font-weight-complex="normal"/>
    </style:style>
    <style:style style:name="T326" style:family="text">
      <style:text-properties fo:font-family="'Liberation Serif'" style:font-family-generic="roman" style:text-underline-style="none" fo:font-weight="normal" officeooo:rsid="005f2654" style:font-weight-asian="normal" style:font-weight-complex="normal"/>
    </style:style>
    <style:style style:name="T327" style:family="text">
      <style:text-properties style:text-underline-style="none" fo:font-weight="normal" officeooo:rsid="014ec294" style:font-weight-asian="normal" style:font-weight-complex="normal"/>
    </style:style>
    <style:style style:name="T328" style:family="text">
      <style:text-properties fo:font-variant="normal" fo:text-transform="none" style:font-name="Liberation Serif" fo:font-size="12pt" fo:letter-spacing="normal" fo:font-style="normal" style:text-underline-style="none" fo:font-weight="normal" officeooo:rsid="011eef0d" style:font-size-asian="12pt" style:font-weight-asian="normal" style:font-size-complex="12pt" style:font-weight-complex="normal"/>
    </style:style>
    <style:style style:name="T329"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330" style:family="text">
      <style:text-properties fo:font-variant="normal" fo:text-transform="none" style:font-name="Liberation Serif" fo:font-size="12pt" fo:letter-spacing="normal" fo:font-style="normal" style:text-underline-style="none" fo:font-weight="normal" officeooo:rsid="011fe071" style:font-size-asian="12pt" style:font-weight-asian="normal" style:font-size-complex="12pt" style:font-weight-complex="normal"/>
    </style:style>
    <style:style style:name="T331" style:family="text">
      <style:text-properties fo:font-variant="normal" fo:text-transform="none" style:font-name="Liberation Serif" fo:font-size="12pt" fo:letter-spacing="normal" fo:font-style="normal" style:text-underline-style="none" fo:font-weight="normal" officeooo:rsid="011f92af" style:font-size-asian="12pt" style:font-weight-asian="normal" style:font-size-complex="12pt" style:font-weight-complex="normal"/>
    </style:style>
    <style:style style:name="T332"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333"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334" style:family="text">
      <style:text-properties fo:font-variant="normal" fo:text-transform="none" style:font-name="Liberation Serif" fo:font-size="12pt" fo:letter-spacing="normal" fo:font-style="normal" style:text-underline-style="none" fo:font-weight="normal" officeooo:rsid="01299d55" style:font-size-asian="12pt" style:font-weight-asian="normal" style:font-size-complex="12pt" style:font-weight-complex="normal"/>
    </style:style>
    <style:style style:name="T335" style:family="text">
      <style:text-properties fo:font-variant="normal" fo:text-transform="none" style:font-name="Liberation Serif" fo:font-size="12pt" fo:letter-spacing="normal" fo:font-style="normal" style:text-underline-style="none" fo:font-weight="normal" officeooo:rsid="012919e4" style:font-size-asian="12pt" style:font-weight-asian="normal" style:font-size-complex="12pt" style:font-weight-complex="normal"/>
    </style:style>
    <style:style style:name="T336" style:family="text">
      <style:text-properties fo:font-variant="normal" fo:text-transform="none" style:font-name="Liberation Serif" fo:font-size="12pt" fo:letter-spacing="normal" fo:font-style="normal" style:text-underline-style="none" fo:font-weight="normal" officeooo:rsid="0120bedf" style:font-size-asian="12pt" style:font-weight-asian="normal" style:font-size-complex="12pt" style:font-weight-complex="normal"/>
    </style:style>
    <style:style style:name="T337"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338" style:family="text">
      <style:text-properties fo:font-variant="normal" fo:text-transform="none" style:font-name="Liberation Serif" fo:font-size="12pt" fo:letter-spacing="normal" fo:font-style="normal" style:text-underline-style="none" fo:font-weight="normal" officeooo:rsid="012d8d0d" style:font-size-asian="12pt" style:font-weight-asian="normal" style:font-size-complex="12pt" style:font-weight-complex="normal"/>
    </style:style>
    <style:style style:name="T339" style:family="text">
      <style:text-properties fo:font-variant="normal" fo:text-transform="none" style:font-name="Liberation Serif" fo:font-size="12pt" fo:letter-spacing="normal" fo:font-style="normal" style:text-underline-style="none" fo:font-weight="normal" officeooo:rsid="0123b81e" style:font-size-asian="12pt" style:font-weight-asian="normal" style:font-size-complex="12pt" style:font-weight-complex="normal"/>
    </style:style>
    <style:style style:name="T340" style:family="text">
      <style:text-properties fo:font-variant="normal" fo:text-transform="none" style:font-name="Liberation Serif" fo:font-size="12pt" fo:letter-spacing="normal" fo:font-style="normal" style:text-underline-style="none" fo:font-weight="normal" officeooo:rsid="01248e87" style:font-size-asian="12pt" style:font-weight-asian="normal" style:font-size-complex="12pt" style:font-weight-complex="normal"/>
    </style:style>
    <style:style style:name="T341" style:family="text">
      <style:text-properties fo:font-variant="normal" fo:text-transform="none" style:font-name="Liberation Serif" fo:font-size="12pt" fo:letter-spacing="normal" fo:font-style="normal" style:text-underline-style="none" fo:font-weight="normal" officeooo:rsid="01316e26" style:font-size-asian="12pt" style:font-weight-asian="normal" style:font-size-complex="12pt" style:font-weight-complex="normal"/>
    </style:style>
    <style:style style:name="T342" style:family="text">
      <style:text-properties fo:font-variant="normal" fo:text-transform="none" style:font-name="Liberation Serif" fo:font-size="12pt" fo:letter-spacing="normal" fo:font-style="normal" style:text-underline-style="none" fo:font-weight="normal" officeooo:rsid="012e4c99" style:font-size-asian="12pt" style:font-weight-asian="normal" style:font-size-complex="12pt" style:font-weight-complex="normal"/>
    </style:style>
    <style:style style:name="T343" style:family="text">
      <style:text-properties fo:font-variant="normal" fo:text-transform="none" style:font-name="Liberation Serif" fo:font-size="12pt" fo:letter-spacing="normal" fo:font-style="normal" style:text-underline-style="none" fo:font-weight="normal" officeooo:rsid="014f4dd5" style:font-size-asian="12pt" style:font-weight-asian="normal" style:font-size-complex="12pt" style:font-weight-complex="normal"/>
    </style:style>
    <style:style style:name="T344" style:family="text">
      <style:text-properties fo:font-variant="normal" fo:text-transform="none" style:font-name="Liberation Serif" fo:font-size="12pt" fo:letter-spacing="normal" fo:font-style="normal" style:text-underline-style="none" fo:font-weight="normal" officeooo:rsid="01c69234" style:font-size-asian="12pt" style:font-weight-asian="normal" style:font-size-complex="12pt" style:font-weight-complex="normal"/>
    </style:style>
    <style:style style:name="T345" style:family="text">
      <style:text-properties fo:font-variant="normal" fo:text-transform="none" style:font-name="Liberation Serif" fo:font-size="12pt" fo:letter-spacing="normal" fo:font-style="normal" style:text-underline-style="none" fo:font-weight="normal" officeooo:rsid="0157ae5e" style:font-size-asian="12pt" style:font-weight-asian="normal" style:font-size-complex="12pt" style:font-weight-complex="normal"/>
    </style:style>
    <style:style style:name="T346" style:family="text">
      <style:text-properties fo:font-variant="normal" fo:text-transform="none" style:font-name="Liberation Serif" fo:font-size="12pt" fo:letter-spacing="normal" fo:font-style="normal" style:text-underline-style="none" fo:font-weight="normal" officeooo:rsid="01303c0f" style:font-size-asian="12pt" style:font-weight-asian="normal" style:font-size-complex="12pt" style:font-weight-complex="normal"/>
    </style:style>
    <style:style style:name="T347" style:family="text">
      <style:text-properties fo:font-variant="normal" fo:text-transform="none" style:font-name="Liberation Serif" fo:font-size="12pt" fo:letter-spacing="normal" fo:font-style="normal" style:text-underline-style="none" fo:font-weight="normal" officeooo:rsid="01c861e0" style:font-size-asian="12pt" style:font-weight-asian="normal" style:font-size-complex="12pt" style:font-weight-complex="normal"/>
    </style:style>
    <style:style style:name="T348" style:family="text">
      <style:text-properties fo:font-variant="normal" fo:text-transform="none" style:font-name="Liberation Serif" fo:font-size="12pt" fo:letter-spacing="normal" fo:font-style="normal" style:text-underline-style="none" fo:font-weight="normal" officeooo:rsid="0130f8b5" style:font-size-asian="12pt" style:font-weight-asian="normal" style:font-size-complex="12pt" style:font-weight-complex="normal"/>
    </style:style>
    <style:style style:name="T349" style:family="text">
      <style:text-properties fo:font-variant="normal" fo:text-transform="none" style:font-name="Liberation Serif" fo:font-size="12pt" fo:letter-spacing="normal" fo:font-style="italic" style:text-underline-style="none" fo:font-weight="normal" officeooo:rsid="0130f8b5" style:font-size-asian="12pt" style:font-style-asian="italic" style:font-weight-asian="normal" style:font-size-complex="12pt" style:font-style-complex="italic" style:font-weight-complex="normal"/>
    </style:style>
    <style:style style:name="T350" style:family="text">
      <style:text-properties fo:font-variant="normal" fo:text-transform="none" style:font-name="Liberation Serif" fo:font-size="12pt" fo:letter-spacing="normal" fo:font-style="normal" style:text-underline-style="none" fo:font-weight="normal" officeooo:rsid="0130f8b5" style:font-size-asian="12pt" style:font-style-asian="normal" style:font-weight-asian="normal" style:font-size-complex="12pt" style:font-style-complex="normal" style:font-weight-complex="normal"/>
    </style:style>
    <style:style style:name="T351" style:family="text">
      <style:text-properties fo:font-variant="normal" fo:text-transform="none" style:font-name="Liberation Serif" fo:font-size="12pt" fo:letter-spacing="normal" fo:font-style="italic" style:text-underline-style="none" fo:font-weight="normal" officeooo:rsid="012e4c99" style:font-size-asian="12pt" style:font-style-asian="italic" style:font-weight-asian="normal" style:font-size-complex="12pt" style:font-style-complex="italic" style:font-weight-complex="normal"/>
    </style:style>
    <style:style style:name="T352" style:family="text">
      <style:text-properties fo:font-variant="normal" fo:text-transform="none" style:font-name="Liberation Serif" fo:font-size="12pt" fo:letter-spacing="normal" fo:font-style="normal" style:text-underline-style="none" fo:font-weight="normal" officeooo:rsid="014f4dd5" style:font-size-asian="12pt" style:font-style-asian="normal" style:font-weight-asian="normal" style:font-size-complex="12pt" style:font-style-complex="normal" style:font-weight-complex="normal"/>
    </style:style>
    <style:style style:name="T353" style:family="text">
      <style:text-properties fo:font-variant="normal" fo:text-transform="none" style:font-name="Liberation Serif" fo:font-size="12pt" fo:letter-spacing="normal" fo:font-style="italic" style:text-underline-style="none" fo:font-weight="normal" officeooo:rsid="014f4dd5" style:font-size-asian="12pt" style:font-style-asian="italic" style:font-weight-asian="normal" style:font-size-complex="12pt" style:font-style-complex="italic" style:font-weight-complex="normal"/>
    </style:style>
    <style:style style:name="T354" style:family="text">
      <style:text-properties fo:font-variant="normal" fo:text-transform="none" style:font-name="Liberation Serif" fo:font-size="12pt" fo:letter-spacing="normal" fo:font-style="normal" style:text-underline-style="none" fo:font-weight="normal" officeooo:rsid="01316e26" style:font-size-asian="12pt" style:font-style-asian="normal" style:font-weight-asian="normal" style:font-size-complex="12pt" style:font-style-complex="normal" style:font-weight-complex="normal"/>
    </style:style>
    <style:style style:name="T355" style:family="text">
      <style:text-properties fo:font-variant="normal" fo:text-transform="none" style:font-name="Liberation Serif" fo:font-size="12pt" fo:letter-spacing="normal" fo:font-style="normal" style:text-underline-style="none" fo:font-weight="normal" officeooo:rsid="014fb0b3" style:font-size-asian="12pt" style:font-style-asian="normal" style:font-weight-asian="normal" style:font-size-complex="12pt" style:font-style-complex="normal" style:font-weight-complex="normal"/>
    </style:style>
    <style:style style:name="T356" style:family="text">
      <style:text-properties style:text-underline-style="none" fo:font-weight="normal" officeooo:rsid="005bdfb9" style:font-weight-asian="normal" style:font-weight-complex="normal"/>
    </style:style>
    <style:style style:name="T357" style:family="text">
      <style:text-properties fo:color="#ff4000" loext:opacity="100%" fo:font-weight="normal" officeooo:rsid="006fbec8" style:font-weight-asian="normal" style:font-weight-complex="normal"/>
    </style:style>
    <style:style style:name="T358" style:family="text">
      <style:text-properties fo:color="#ff4000" loext:opacity="100%" fo:font-weight="normal" officeooo:rsid="00740f8f" style:font-weight-asian="normal" style:font-weight-complex="normal"/>
    </style:style>
    <style:style style:name="T359" style:family="text">
      <style:text-properties fo:color="#ff4000" loext:opacity="100%" fo:font-weight="normal" officeooo:rsid="00707f76" style:font-weight-asian="normal" style:font-weight-complex="normal"/>
    </style:style>
    <style:style style:name="T360" style:family="text">
      <style:text-properties fo:color="#ff4000" loext:opacity="100%" style:font-name="Bukyvede" fo:font-weight="normal" officeooo:rsid="006fbec8" style:font-weight-asian="normal" style:font-weight-complex="normal"/>
    </style:style>
    <style:style style:name="T361" style:family="text">
      <style:text-properties fo:color="#ff4000" loext:opacity="100%" style:font-name="Liberation Serif" fo:font-weight="normal" officeooo:rsid="00722373" style:font-weight-asian="normal" style:font-weight-complex="normal"/>
    </style:style>
    <style:style style:name="T362" style:family="text">
      <style:text-properties fo:color="#ff4000" loext:opacity="100%" style:font-name="Liberation Serif" fo:font-weight="normal" officeooo:rsid="00740f8f" style:font-weight-asian="normal" style:font-weight-complex="normal"/>
    </style:style>
    <style:style style:name="T363" style:family="text">
      <style:text-properties fo:color="#ff4000" loext:opacity="100%" fo:font-weight="normal" officeooo:rsid="0071da0f" style:font-weight-asian="normal" style:font-weight-complex="normal"/>
    </style:style>
    <style:style style:name="T364" style:family="text">
      <style:text-properties fo:color="#ff4000" loext:opacity="100%" style:font-name="Bukyvede" fo:font-weight="normal" officeooo:rsid="0071da0f" style:font-weight-asian="normal" style:font-weight-complex="normal"/>
    </style:style>
    <style:style style:name="T365" style:family="text">
      <style:text-properties fo:color="#ff4000" loext:opacity="100%" fo:font-weight="normal" officeooo:rsid="00722373" style:font-weight-asian="normal" style:font-weight-complex="normal"/>
    </style:style>
    <style:style style:name="T366" style:family="text">
      <style:text-properties fo:color="#ff4000" loext:opacity="100%" fo:font-weight="normal" officeooo:rsid="00ab5804" style:font-weight-asian="normal" style:font-weight-complex="normal"/>
    </style:style>
    <style:style style:name="T367" style:family="text">
      <style:text-properties fo:color="#ff4000" loext:opacity="100%" fo:font-weight="normal" officeooo:rsid="00ac34a7" style:font-weight-asian="normal" style:font-weight-complex="normal"/>
    </style:style>
    <style:style style:name="T368" style:family="text">
      <style:text-properties fo:color="#ff4000" loext:opacity="100%" style:font-name="Bukyvede" fo:font-weight="normal" officeooo:rsid="00ac34a7" style:font-weight-asian="normal" style:font-weight-complex="normal"/>
    </style:style>
    <style:style style:name="T369" style:family="text">
      <style:text-properties style:font-name="Liberation Serif" officeooo:rsid="009f616e"/>
    </style:style>
    <style:style style:name="T370" style:family="text">
      <style:text-properties style:font-name="Liberation Serif" officeooo:rsid="00a0a933"/>
    </style:style>
    <style:style style:name="T371" style:family="text">
      <style:text-properties style:font-name="Bukyvede" officeooo:rsid="00a0a933"/>
    </style:style>
    <style:style style:name="T372" style:family="text">
      <style:text-properties fo:font-family="Bukyvede" officeooo:rsid="00a0a933"/>
    </style:style>
    <style:style style:name="T373" style:family="text">
      <style:text-properties style:font-name="Liberation Serif" officeooo:rsid="00a15e37"/>
    </style:style>
    <style:style style:name="T374" style:family="text">
      <style:text-properties officeooo:rsid="005e0b04"/>
    </style:style>
    <style:style style:name="T375" style:family="text">
      <style:text-properties officeooo:rsid="00565221"/>
    </style:style>
    <style:style style:name="T376" style:family="text">
      <style:text-properties officeooo:rsid="00544ebf"/>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stems of the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span text:style-name="T37"> </text:span><text:span text:style-name="T38">(Possibly include here some demonstration of </text:span><text:span text:style-name="T39">'exhaustive investigation' of </text:span><text:span text:style-name="T38">the autoreconstructed Marianus, since that is the highest-quality TOROT text and the only one virtually 100% covered by my lemmas?)</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40">.</text:span><text:span text:style-name="T31"> </text:span><text:span text:style-name="T40">T</text:span><text:span text:style-name="T31">hanks to </text:span><text:span text:style-name="T41">modern deep-learning techniques and </text:span><text:span text:style-name="T31">the </text:span><text:span text:style-name="T34">large and growing amount of manually-produced training-data</text:span><text:span text:style-name="T42"> in Eckhoff's corpus</text:span><text:span text:style-name="T34">, </text:span><text:span text:style-name="T40">accuracies of 90%+ can easily be reached (depending on the target-text), and I will see how far up this can be pushed by</text:span><text:span text:style-name="T43"> better neural-network design and</text:span><text:span text:style-name="T40"> more careful and informed pre-processing of </text:span><text:span text:style-name="T41">training and target-data</text:span><text:span text:style-name="T43">.</text:span></text:p>
      <text:p text:style-name="P10"/>
      <text:p text:style-name="P10"><text:span text:style-name="T44">A</text:span><text:span text:style-name="T45">s a </text:span><text:span text:style-name="T46">test-case</text:span><text:span text:style-name="T44"> of "wholly automatic" phonological annotation, Section 3 will</text:span><text:span text:style-name="T45"> apply such methods to the Codex Assemanianus, an OCS lectionary containing most of the gospels</text:span> <text:span text:style-name="T44">which has been digitised in an ASCII-encoded format by Jouko Lindstedt but is not included in Eckhoff's corpus. </text:span><text:span text:style-name="T47">Accuracy will be evaluated by comparing</text:span><text:span text:style-name="T48"> both the </text:span><text:span text:style-name="T47">automatic tagging and lemmatisation</text:span><text:span text:style-name="T48">, and the resulting LCS reconstructions,</text:span><text:span text:style-name="T47"> to 10 randomly-selected manually-annotated shorter sections.</text:span></text:p>
      <text:p text:style-name="P10"><text:soft-page-break/></text:p>
      <text:p text:style-name="P11">Section 4 will<text:span text:style-name="T49"> then</text:span> <text:span text:style-name="T50">use the wholly-automatically-reconstructed Assemanianus as </text:span><text:span text:style-name="T51">the basis for a short investigation into </text:span><text:span text:style-name="T52">aspects of its</text:span><text:span text:style-name="T51"> phonological and orthographic system, which will be compared against existing treatments of this text in the literature</text:span><text:span text:style-name="T52">, </text:span><text:span text:style-name="T53">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4">The premise of my chosen form of "phonological annotation"</text:span><text:span text:style-name="T55"> is that the earliest Slavic </text:span><text:span text:style-name="T56">texts reflect language</text:span><text:span text:style-name="T57">s</text:span><text:span text:style-name="T56"> </text:span><text:span text:style-name="T58">which </text:span><text:span text:style-name="T57">are</text:span><text:span text:style-name="T58"> </text:span><text:span text:style-name="T59">structurally</text:span><text:span text:style-name="T58"> close enough to the broadly-agreed-upon system of Late Common Slavonic</text:span><text:span text:style-name="T60"> that the </text:span><text:span text:style-name="T61">forms underlying the </text:span><text:span text:style-name="T60">manuscript-spellings are more or less trivially derivable (by the application of sound-change rules) from their theoretical LCS ancestors.</text:span></text:p>
      <text:p text:style-name="P14"><text:span text:style-name="T62">By 'structurally' I </text:span><text:span text:style-name="T63">am referring to the structure at the phonological level</text:span><text:span text:style-name="T64">; structural changes at higher levels of analysis (</text:span><text:span text:style-name="T65">i.e. </text:span><text:span text:style-name="T64">inflectional morphology</text:span><text:span text:style-name="T65">,</text:span><text:span text:style-name="T64"> derivational morphology)</text:span><text:span text:style-name="T66"> are of no concern unless they are </text:span><text:span text:style-name="T67">made possible only by </text:span><text:span text:style-name="T68">intervening </text:span><text:span text:style-name="T67">phonological changes</text:span><text:span text:style-name="T69">.</text:span></text:p>
      <text:p text:style-name="P15"><text:span text:style-name="T70">My contention is that before about 1100 not enough of these structural changes are in evidence in any Slavic text, and thus they can be relatively straightforwardly indexed using a well-chosen LCS system. </text:span>Before giving example<text:span text:style-name="T70">s</text:span> of structural change<text:span text:style-name="T71">s</text:span><text:span text:style-name="T70"> that are problematic for such an indexing-system</text:span>, it's necessary to <text:span text:style-name="T70">first </text:span>lay out my LCS system in full<text:span text:style-name="T70">:</text:span></text:p>
      <text:p text:style-name="P16"/>
      <text:p text:style-name="P17">1.1 Late Common Slavonic as a "phonological index"</text:p>
      <text:p text:style-name="P18"><text:span text:style-name="T72">In order to account for as much of the subsequently attested Slavic as possible, </text:span><text:span text:style-name="T73">a </text:span><text:span text:style-name="T72">point </text:span><text:span text:style-name="T74">after the monophthongisation of diphthongs, but</text:span><text:span text:style-name="T72"> before the Second and Third Velar Palatalisations (PV2 and PV3) </text:span><text:span text:style-name="T74">is chosen as the point of departure</text:span><text:span text:style-name="T75">, because of the</text:span><text:span text:style-name="T76"> difference between the </text:span><text:span text:style-name="T77">West Slavic </text:span><text:span text:style-name="T76">/š/ </text:span><text:span text:style-name="T77">and South/East /ś/ reflex of these two palatalisations of *x</text:span><text:span text:style-name="T78"> (Cz. loc. pl. </text:span><text:span text:style-name="T79">du</text:span><text:span text:style-name="T80">š</text:span><text:span text:style-name="T79">ích</text:span><text:span text:style-name="T81"> vs Supr</text:span><text:span text:style-name="T82">asliensis</text:span><text:span text:style-name="T81">. </text:span><text:span text:style-name="T83">доу</text:span><text:span text:style-name="T84">с</text:span><text:span text:style-name="T83">ѣхъ </text:span><text:span text:style-name="T85">&lt;*duxěxъ</text:span><text:span text:style-name="T86">; Polish</text:span><text:span text:style-name="T87"> w</text:span><text:span text:style-name="T88">sz</text:span><text:span text:style-name="T87">ak</text:span><text:span text:style-name="T86"> vs</text:span><text:span text:style-name="T89"> </text:span><text:span text:style-name="T90">Supr</text:span><text:span text:style-name="T91">.</text:span><text:span text:style-name="T90"> </text:span><text:span text:style-name="T92">вь҆</text:span><text:span text:style-name="T93">с</text:span><text:span text:style-name="T92">акъ</text:span><text:span text:style-name="T94"> , Ru. </text:span><text:span text:style-name="T95">в</text:span><text:span text:style-name="T96">с</text:span><text:span text:style-name="T95">я</text:span><text:span text:style-name="T87">к[ий]</text:span><text:span text:style-name="T94"> &lt;*vьx</text:span><text:span text:style-name="T97">‑</text:span><text:span text:style-name="T94">a</text:span><text:span text:style-name="T98">kъ</text:span><text:span text:style-name="T99">)</text:span><text:span text:style-name="T81">,</text:span><text:span text:style-name="T77"> as well as the probable complete absence of </text:span><text:span text:style-name="T73">PV2</text:span><text:span text:style-name="T73"><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100">свинеце</text:span> &lt;*svinьkь and <text:span text:style-name="T100">полотенеца</text:span> &lt;*poltьnьka), and those of *g are not unknown: Zaliznjak (2004: 47) admits that palatalised forms of the Germanic loan <text:span text:style-name="T100">кънѧ</text:span><text:span text:style-name="T101">з</text:span>‑ &lt;*kъnęg‑ are the rule, but considers this to be a "supradialectal" word originating outside of the Novgorodian dialect-area; Galinskaja (2014: 10) is less convinced and adduces the form <text:span text:style-name="T100">оусьрѧзи</text:span> 'earrings' from letter №429 as a word of "вполне бытового характера" which <text:span text:style-name="T102">thus supposedly </text:span>shows <text:span text:style-name="T103">a native</text:span> Novgorodian <text:span text:style-name="T103">reflex of </text:span>PV3 of *g. <text:span text:style-name="T104">(This is commonly assumed to be a Turkic loan, cognate with e.g. Kazakh </text:span><text:span text:style-name="T105">сырға</text:span><text:span text:style-name="T104">, but the fact that it appears in Slavic with front-vowels (Ru. </text:span><text:span text:style-name="T105">серьга</text:span><text:span text:style-name="T104">), unlike its back-voweled Common Turkic cognates, and the fact that it was borrowed early enough to undergo PV3 at all, suggests that Vasmer's derivation of it from "Old Chuvash" (i.e. some form of Oghur or Bulgar Turkic) is correct, and it thus belongs to an earlier layer of Turkic loans than those borrowed from the Kipchak dialects of the Polovtsians</text:span><text:span text:style-name="T106"> (</text:span><text:span text:style-name="T104">e.g. Ru. </text:span><text:span text:style-name="T105">камыш</text:span><text:span text:style-name="T104"> &lt; *qamış (&gt; Kaz. </text:span><text:span text:style-name="T105">қамыс</text:span><text:span text:style-name="T104">).)</text:span></text:p><text:p text:style-name="P20">More importantly, as Galinska<text:span text:style-name="T107">j</text:span>a (op. cit.) points out, in all of the well-known Novgorodian forms of the pronoun *vьxъ 'all' which supposedly show a lack of PV3 by retaining both /x/ and back/hard desinences (e.g. fem. gen. sg. <text:span text:style-name="T100">въхоѣ</text:span> &lt;*vьxoj<text:span text:style-name="T108">ę̌</text:span> from letter №850), and which come from letters which otherwise correctly convey the jers (by writing &lt;ь,е&gt; for *ь and &lt;о,ъ&gt; for *ъ), the weak-jer is always written with &lt;ъ,о&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7"> in </text:span><text:span text:style-name="T109">northern</text:span><text:span text:style-name="T77"> East Slavic (Old Novgorodian</text:span><text:span text:style-name="T73">, see Zaliznjak 2004: 42-45</text:span><text:span text:style-name="T91"> for the evidence</text:span><text:span text:style-name="T110">)</text:span><text:span text:style-name="T111">, </text:span><text:span text:style-name="T112">and </text:span><text:span text:style-name="T111">the blocking of PV2 by an intervening *v in West Slavic (Pol. </text:span><text:span text:style-name="T113">gwiazda</text:span><text:span text:style-name="T111">, Cz. </text:span><text:span text:style-name="T113">květ</text:span><text:span text:style-name="T114"> &lt;*gvězda, *květъ</text:span><text:span text:style-name="T111">, etc.)</text:span><text:span text:style-name="T115">.</text:span><text:span text:style-name="T116"> </text:span></text:p>
      <text:p text:style-name="P21">To be explicit, the native phonemes in my LCS system are given in the tables below:</text:p>
      <text:p text:style-name="P22"/>
      <text:p text:style-name="P22"/>
      <text:p text:style-name="P22"/>
      <text:p text:style-name="P22"/>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17">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18"> <text:s text:c="7"/>ę</text:span></text:p></table:table-cell><table:table-cell table:style-name="Figure1.A2" office:value-type="string"><text:p text:style-name="P34"/></table:table-cell><table:table-cell table:style-name="Figure1.D2" office:value-type="string"><text:p text:style-name="P39"><text:span text:style-name="T118">ǫ</text:span><text:span text:style-name="T119">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23"/>
      <text:p text:style-name="P23"/>
      <text:p text:style-name="P23"/>
      <text:p text:style-name="P23"/>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20">In addition</text:span><text:span text:style-name="T121">,</text:span><text:span text:style-name="T120"> the following symbols are used to represent phonemes of wholly foreign origin in order to represent badly-integrated foreign borrowings, whose level of integration into the native system </text:span><text:span text:style-name="T122">we deliberately do not take a position on</text:span><text:span text:style-name="T120">: /ḱ ǵ x́ f ü/</text:span><text:span text:style-name="T123">, e.g. in respectively </text:span><text:span text:style-name="T124">к҄итъ</text:span><text:span text:style-name="T125"> </text:span><text:span text:style-name="T126">&lt;*</text:span><text:span text:style-name="T127">ḱ</text:span><text:span text:style-name="T128">itъ</text:span><text:span text:style-name="T129">,</text:span><text:span text:style-name="T130"> </text:span><text:span text:style-name="T124">ꙇꙉемонъ</text:span><text:span text:style-name="T125"> </text:span><text:span text:style-name="T128">&lt;*iǵemonъ</text:span><text:span text:style-name="T129">,</text:span><text:span text:style-name="T125"> </text:span><text:span text:style-name="T124">хитонъ</text:span><text:span text:style-name="T125"> </text:span><text:span text:style-name="T128">&lt;*x́itonъ</text:span><text:span text:style-name="T129">,</text:span><text:span text:style-name="T131"> </text:span><text:span text:style-name="T132">иосифъ</text:span><text:span text:style-name="T133"> </text:span><text:span text:style-name="T128">&lt;*ijosifъ</text:span><text:span text:style-name="T128"><text:note text:id="ftn3" text:note-class="footnote"><text:note-citation>3</text:note-citation><text:note-body><text:p text:style-name="P47">Of course the sequence /jo/ violates LCS phonotactics as well.</text:p></text:note-body></text:note></text:span><text:span text:style-name="T129">,</text:span><text:span text:style-name="T133"> </text:span><text:span text:style-name="T126">and</text:span><text:span text:style-name="T133"> мѵро </text:span><text:span text:style-name="T128">&lt;*müro</text:span><text:span text:style-name="T134">. </text:span><text:span text:style-name="T120"><text:s/>Almost none of the words containing these symbols would actually have existed in the language during Common Slavonic times, but they need to be included in the indexing-system because they often contain native Slavic elements (</text:span><text:span text:style-name="T123">f.ex.</text:span><text:span text:style-name="T120"> inflectional endings). Normally they represent specific sounds in the source-language (usually Greek), </text:span><text:span text:style-name="T122">so </text:span><text:span text:style-name="T135">including them is </text:span><text:span text:style-name="T120">useful </text:span><text:span text:style-name="T135">for investigating the </text:span><text:span text:style-name="T120">process of </text:span><text:span text:style-name="T135">these sounds'</text:span><text:span text:style-name="T120"> integration into the native systems. </text:span><text:span text:style-name="T123">For instance,</text:span><text:span text:style-name="T120"> the </text:span><text:span text:style-name="T136">extent to w</text:span><text:span text:style-name="T137">h</text:span><text:span text:style-name="T136">ich</text:span><text:span text:style-name="T120"> Greek /ü/ </text:span><text:span text:style-name="T136">is integrated into</text:span><text:span text:style-name="T120"> </text:span><text:span text:style-name="T138">either </text:span><text:span text:style-name="T120">native /i/ or /u/</text:span><text:span text:style-name="T123"> can be seen in variations in the OCS </text:span><text:span text:style-name="T135">spellings of the </text:span><text:span text:style-name="T123">word for 'Egypt': </text:span><text:span text:style-name="T139">ⰵ</text:span><text:span text:style-name="T140">ⰼⱓ</text:span><text:span text:style-name="T139">ⱂⱅⰰ</text:span><text:span text:style-name="T120"> vs </text:span><text:span text:style-name="T139">ⰵ</text:span><text:span text:style-name="T140">ⰳⰹ</text:span><text:span text:style-name="T139">ⱂⱅⰰ</text:span><text:span text:style-name="T120"> vs </text:span><text:span text:style-name="T139">ⰵ</text:span><text:span text:style-name="T140">ⰳⱛ</text:span><text:span text:style-name="T139">ⱂⱅⱏ</text:span><text:span text:style-name="T120"> vs </text:span><text:span text:style-name="T141">е</text:span><text:span text:style-name="T142">гоу</text:span><text:span text:style-name="T141">птъ</text:span><text:span text:style-name="T120"> vs</text:span><text:span text:style-name="T143"> </text:span><text:span text:style-name="T144">ⰵ</text:span><text:span text:style-name="T145">̅</text:span><text:span text:style-name="T146">ⰼ</text:span><text:span text:style-name="T147">ⱛ</text:span><text:span text:style-name="T148">ⱂⱅ</text:span><text:span text:style-name="T149">̅</text:span><text:span text:style-name="T148">ⰰ</text:span><text:span text:style-name="T150"><text:note text:id="ftn4" text:note-class="footnote"><text:note-citation>4</text:note-citation><text:note-body><text:p text:style-name="P48">Forms are given as they appear in the manuscripts; <text:span text:style-name="T151">modern fonts mean that the misleading and unhelpful practice of transcribing Glagolitic into Cyrillic </text:span><text:span text:style-name="T152">is no longer justifi</text:span><text:span text:style-name="T153">ed</text:span><text:span text:style-name="T152"> in any context</text:span>.</text:p></text:note-body></text:note></text:span><text:span text:style-name="T123">, etc.</text:span><text:span text:style-name="T135">. One might also ask whether a separate &lt;</text:span><text:span text:style-name="T154">ⰼ</text:span><text:span text:style-name="T155">&gt;</text:span><text:span text:style-name="T156"> letter for /</text:span><text:span text:style-name="T150">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ⰳ,ⰽ&gt; or </text:span><text:span text:style-name="T161">&lt;</text:span><text:span text:style-name="T164">г</text:span><text:span text:style-name="T161">, </text:span><text:span text:style-name="T164">к</text:span><text:span text:style-name="T161">&gt;</text:span><text:span text:style-name="T165"> </text:span><text:span text:style-name="T162">was </text:span><text:span text:style-name="T165">more likely in systems with some level of native </text:span><text:span text:style-name="T161">[k</text:span><text:span text:style-name="T160">j</text:span><text:span text:style-name="T161">, g</text:span><text:span text:style-name="T160">j</text:span><text:span text:style-name="T161">]</text:span><text:span text:style-name="T165"> (for instance, in Rus' after the so-called Fourth Velar Palatalisation, or in Novgorod due to the retention of native velars before front-vowels because of the non-action of PV2, etc.); </text:span><text:span text:style-name="T166">in any case </text:span><text:span text:style-name="T165">such questions are far easier to investigate if all relevant forms can be reliably retrieved by giving them even a consciously artificial LCS representation. </text:span></text:p>
      <text:p text:style-name="P49"/>
      <text:p text:style-name="P50"><text:span text:style-name="T167">I have </text:span><text:span text:style-name="T168">deliberately not </text:span><text:span text:style-name="T167">include</text:span><text:span text:style-name="T168">d</text:span><text:span text:style-name="T167"> accentual information in my reconstruction of vowels, even though such information is in fact required to explain</text:span><text:span text:style-name="T169"> certain differing manuscript-reflexes,</text:span><text:span text:style-name="T170"> e.g. Russkaja Pravda fem. acc. sg. </text:span><text:span text:style-name="T171">робу</text:span><text:span text:style-name="T170"> &lt; *</text:span><text:span text:style-name="T172">orb-ǫ vs Uspenskij Sbornik nt. acc. sg. </text:span><text:span text:style-name="T173">рало</text:span><text:span text:style-name="T172"> &lt; *ordl-o, </text:span><text:span text:style-name="T168">because f</text:span><text:span text:style-name="T174">or too large a proportion of the vocabulary this information is not </text:span><text:span text:style-name="T175">sufficiently </text:span><text:span text:style-name="T174">securely </text:span><text:span text:style-name="T176">and</text:span><text:span text:style-name="T174"> uncontroversially reconstructed </text:span><text:span text:style-name="T177">to justify</text:span><text:span text:style-name="T174"> its inclusion, and anyway the (often post-LCS) derivational processes which</text:span><text:span text:style-name="T177"> are responsible for most of the actual words in </text:span><text:span text:style-name="T71">the attested texts (and the inevitable </text:span><text:span text:style-name="T178">accentual </text:span><text:span text:style-name="T71">levelling processes likely to have occurred in the course of these derivations)</text:span><text:span text:style-name="T177"> complicate things even further</text:span><text:span text:style-name="T178">.</text:span></text:p>
      <text:p text:style-name="P50"/>
      <text:p text:style-name="P51"><text:span text:style-name="T179">The two extra nasal-vowels /</text:span><text:span text:style-name="T180">y̨</text:span><text:span text:style-name="T181">/ and /</text:span><text:span text:style-name="T182">ę̌</text:span><text:span text:style-name="T181">/ are required to account for the split between North (East and West) and South Slavic forms of certain inflectional-endings: *</text:span><text:span text:style-name="T180">y̨</text:span><text:span text:style-name="T183"> for the nom. sg. masc./nt. pres. act. participle of certain verb-classes whose present-stem ends on a hard-consonant, </text:span><text:span text:style-name="T184">which in South </text:span><text:soft-page-break/><text:span text:style-name="T184">Slavic remains high and backed, </text:span><text:span text:style-name="T183">e.g. Supr. </text:span><text:span text:style-name="T185">ꙁов</text:span><text:span text:style-name="T186">ꙑ</text:span><text:span text:style-name="T187"> </text:span><text:span text:style-name="T183">&lt;*zov</text:span><text:span text:style-name="T188">y̨</text:span><text:span text:style-name="T189">, </text:span><text:span text:style-name="T190">Psalterium Sinaiticum</text:span><text:span text:style-name="T191"> <text:s/></text:span><text:span text:style-name="T192">ⱄⱅⱃⱑⰳ</text:span><text:span text:style-name="T193">ⱘ</text:span><text:span text:style-name="T192">ⰺ </text:span><text:span text:style-name="T190">&lt;*sterg</text:span><text:span text:style-name="T188">y̨</text:span><text:span text:style-name="T190">‑jь, Codex Marianus</text:span><text:span text:style-name="T192"> ⱑⰴ</text:span><text:span text:style-name="T193">ⱕ</text:span><text:span text:style-name="T194">ⰻ</text:span><text:span text:style-name="T195"> </text:span><text:span text:style-name="T190">&lt;*</text:span><text:span text:style-name="T195">jǢd</text:span><text:span text:style-name="T188">y̨</text:span><text:span text:style-name="T190">‑jь</text:span><text:span text:style-name="T195"> (as is clear from these forms, </text:span><text:span text:style-name="T196">some dialects of </text:span><text:span text:style-name="T195">early OCS retained </text:span><text:span text:style-name="T197">some kind of</text:span><text:span text:style-name="T195"> nasal character </text:span><text:span text:style-name="T197">in</text:span><text:span text:style-name="T195"> this vowel and may even have developed the special "hooked" nasal letter &lt;</text:span><text:span text:style-name="T194">ⱕ</text:span><text:span text:style-name="T195">&gt; for it), but in North Slavic </text:span><text:span text:style-name="T198">lowered to</text:span><text:span text:style-name="T195"> /a/</text:span><text:span text:style-name="T199">: </text:span><text:span text:style-name="T195">Old Polish (</text:span>Kazania Świ<text:span text:style-name="T200">ę</text:span>tokrzyskie<text:span text:style-name="T195">) </text:span><text:span text:style-name="T201">rec</text:span><text:span text:style-name="T202">a</text:span><text:span text:style-name="T195"> /r'eka/</text:span><text:span text:style-name="T203"> &lt;*rek</text:span><text:span text:style-name="T188">y̨</text:span><text:span text:style-name="T195">, Ru.Ch.Sl. (Vita Methodii) </text:span><text:span text:style-name="T194">вьсемог</text:span><text:span text:style-name="T204">а</text:span><text:span text:style-name="T194">и</text:span><text:span text:style-name="T195"> &lt;*vьxemog</text:span><text:span text:style-name="T188">y̨</text:span><text:span text:style-name="T190">‑jь</text:span><text:span text:style-name="T199">. </text:span><text:span text:style-name="T181">/</text:span><text:span text:style-name="T182">ę̌</text:span><text:span text:style-name="T181">/</text:span><text:span text:style-name="T205"> is responsible for the NSl. /ě/ vs SSl. /ę/ shapes of jo-stem masc. acc. pl. and the ja-stem nom./acc. pl. and gen. sg. endings</text:span><text:span text:style-name="T206"> </text:span><text:span text:style-name="T205">(Kortlandt 1979)</text:span><text:span text:style-name="T207">, which are reflected in respectively the post- and pre-revolutionary spellings of the Russian nom./acc. pl. long-adjective endings -</text:span><text:span text:style-name="T208">ые</text:span><text:span text:style-name="T207"> &lt; *yj</text:span><text:span text:style-name="T205">ě</text:span><text:span text:style-name="T207"> &lt; *yj</text:span><text:span text:style-name="T182">ę̌</text:span><text:span text:style-name="T205"> </text:span><text:span text:style-name="T207"><text:s/>vs -</text:span><text:span text:style-name="T208">ыя</text:span><text:span text:style-name="T207"> &lt; *yja &lt; *yj</text:span><text:span text:style-name="T205">ę</text:span><text:span text:style-name="T207"> &lt; *yj</text:span><text:span text:style-name="T182">ę̌</text:span><text:span text:style-name="T209">.</text:span><text:span text:style-name="T205"> </text:span></text:p>
      <text:p text:style-name="P52"/>
      <text:p text:style-name="P53"><text:span text:style-name="T210">The need for the</text:span><text:span text:style-name="T211"> retention of the</text:span><text:span text:style-name="T210"> /Ǣ/ archiphoneme</text:span><text:span text:style-name="T212">, </text:span><text:span text:style-name="T211">which represent</text:span><text:span text:style-name="T213">s</text:span><text:span text:style-name="T211"> merged Early Common Slavonic *ē *ā</text:span><text:span text:style-name="T210"> </text:span><text:span text:style-name="T211">in the position after palatal consonants, up to this point</text:span><text:span text:style-name="T213"> of LCS</text:span><text:span text:style-name="T211">, </text:span><text:span text:style-name="T210">is explored in detail in Winslow (2022)</text:span><text:span text:style-name="T211">, but t</text:span><text:span text:style-name="T213">he same</text:span><text:span text:style-name="T211"> archiphoneme (</text:span><text:span text:style-name="T213">along with</text:span><text:span text:style-name="T211"> its short counterpart /</text:span>Æ<text:span text:style-name="T214">/)</text:span><text:span text:style-name="T215"> was explicitly posited by Kortlandt</text:span><text:span text:style-name="T213"> as far back as 1979 (p.266)</text:span><text:span text:style-name="T216"> as part of his ECS system</text:span><text:span text:style-name="T215">. </text:span><text:span text:style-name="T217">In short, </text:span><text:span text:style-name="T218">a combination of: </text:span></text:p>
      <text:p text:style-name="P54"><text:span text:style-name="T218"><text:tab/>1.) </text:span><text:span text:style-name="T217">the lack of any device in the Glagolitic alphabet to render /ja ńa ŕa ĺa/ sequences (for which Glagolitic texts must use the jat' &lt;</text:span><text:span text:style-name="T219">ⱑ</text:span><text:span text:style-name="T217">&gt; letter whose base-value is /ě/)</text:span><text:span text:style-name="T218">; </text:span></text:p>
      <text:p text:style-name="P55"><text:span text:style-name="T218"><text:tab/>2.)</text:span><text:span text:style-name="T220"> overwhelming</text:span><text:span text:style-name="T218"> spellings of palatal-letter (&lt;</text:span><text:span text:style-name="T221">ⱍⱎⰶⱌ</text:span><text:span text:style-name="T218">&gt;) + jat' in the Kiev Folia (</text:span><text:span text:style-name="T220">the oldest and therefore least distant </text:span><text:span text:style-name="T222">ms. </text:span><text:span text:style-name="T220">from the </text:span><text:span text:style-name="T223">'</text:span><text:span text:style-name="T220">original</text:span><text:span text:style-name="T223">'</text:span><text:span text:style-name="T220"> </text:span><text:span text:style-name="T223">OCS,</text:span><text:span text:style-name="T220"> as first codified by Cyrill and Methodius</text:span><text:span text:style-name="T224"> and</text:span><text:span text:style-name="T218"> </text:span><text:span text:style-name="T220">for which the Glagolitic alphabet was devised</text:span><text:span text:style-name="T218">)</text:span><text:span text:style-name="T220"> </text:span><text:span text:style-name="T218">for the reflexes of LCS *č/š/ž/ћ + *Ǣ </text:span><text:span text:style-name="T220">(</text:span><text:span text:style-name="T225">e.g. </text:span><text:span text:style-name="T226">ⱁⰱⱑⱌⱑⰾⱏ</text:span><text:span text:style-name="T225"> &lt;*ob‑věћǢlъ</text:span><text:span text:style-name="T220">, </text:span><text:span text:style-name="T226">ⰴⱆⱎⱑⰿⰻ</text:span><text:span text:style-name="T225"> &lt;*dušǢmi),</text:span><text:span text:style-name="T220"> </text:span><text:span text:style-name="T218">as well as occasional traces of such spellings in later Glagolitic OCS (e.g. Psal. </text:span><text:span text:style-name="T221">ⱍⱑⱎⱗ </text:span><text:span text:style-name="T218">&lt;*čǢšę); and</text:span></text:p>
      <text:p text:style-name="P55"><text:span text:style-name="T227"><text:tab/></text:span><text:span text:style-name="T218">3.) the evidence of certain modern Bulgarian dialects, which have reflexes of LCS *ě in words like </text:span><text:span text:style-name="T228">ж'еба &lt;</text:span><text:span text:style-name="T229">*žǢba 'toad'</text:span><text:span text:style-name="T230">,</text:span></text:p>
      <text:p text:style-name="P56"/>
      <text:p text:style-name="P57"><text:span text:style-name="T231">all together point very strongly towards there having occurred a split on the Southeastern periphery of Slavic between LCS dialects which have /ě/ &lt; *Ǣ and the majority of the rest which got /a/, and that original OCS </text:span><text:span text:style-name="T232">('Urkirchenslavisch') </text:span><text:span text:style-name="T231">was a</text:span><text:span text:style-name="T233">n</text:span><text:span text:style-name="T231"> *Ǣ &gt; /ě/ dialect.</text:span><text:span text:style-name="T234"> I posit that *Ǣ remained until the opposition /a/:/ě/ after palatal consonants was reintroduced when PV2 and PV3 brought new soft-consonants /c ś </text:span>dź<text:span text:style-name="T235">/ into the system, which could be followed by both /a/ and /ě/: /stь</text:span><text:span text:style-name="T236">dźa</text:span><text:span text:style-name="T235">/ &lt; *stьga (PV3) vs /no</text:span><text:span text:style-name="T236">dźě</text:span><text:span text:style-name="T237">/ &lt;*nogě (PV</text:span><text:span text:style-name="T238">2</text:span><text:span text:style-name="T237">) (Winslow 2022: 304-305). </text:span><text:span text:style-name="T239">Thus since</text:span><text:span text:style-name="T237"> my LCS system </text:span><text:span text:style-name="T239">is based on</text:span><text:span text:style-name="T237"> a point just </text:span><text:span text:style-name="T240">before</text:span><text:span text:style-name="T237"> PV2 and PV3, </text:span><text:span text:style-name="T239">I must also retain the *Ǣ archiphoneme.</text:span><text:span text:style-name="T239"><text:note text:id="ftn5" text:note-class="footnote"><text:note-citation>5</text:note-citation><text:note-body><text:p text:style-name="P58">It's possible to argue that <text:span text:style-name="T241">the </text:span>short *Æ <text:span text:style-name="T241">counterpart to *Ǣ </text:span>persisted in ESl. until after the Fall of the Jers, and that the so-called e &gt; o shift before hard-consonants / back-vowelled syllables is actually just the resolution of this archiphoneme as /o/ (where <text:span text:style-name="T242">palatalisation </text:span>of the preceding consonant remained, <text:span text:style-name="T243">e.g. </text:span>Ukr. <text:span text:style-name="T244">бджола</text:span> &lt;*pъčÆla, or was newly phonemicised, <text:span text:style-name="T243">e.g. </text:span>Ru. <text:span text:style-name="T244">вёсла</text:span> &lt;*v'Æsla &lt;*vesla), and that there was never a stage whe<text:span text:style-name="T245">n</text:span> these words had /e/ (based among other things on &lt;о&gt; spellings regardless of stress after palatal-letters in very early texts, and even after the letters for secondarily-soft LCS plain consonants in the Birchbark <text:span text:style-name="T246">documents</text:span> (Le Feuvre 1993, Nakonečnyj 1962), but there isn't space to elaborate on the issue here (see Winslow 2022: 304 fn.16). <text:span text:style-name="T247">U</text:span>nlike <text:span text:style-name="T247">the situation with long</text:span> *<text:span text:style-name="T247">Ǣ</text:span>,<text:span text:style-name="T247"> </text:span>OCS shows no sign of anything but an /e/ reflex<text:span text:style-name="T247"> of short *Æ</text:span> (and indeed the fact that the East Slavs inherited their writing system ultimately from <text:span text:style-name="T243">the Urkirchenslavisch system</text:span> designed for such a dialect, rather than one which had a clear way of writing &lt;soft consonant&gt; + &lt;o&gt;, is likely the reason that /o/ reflexes are <text:span text:style-name="T248">so </text:span>rarely detectable in the early texts, since &lt;e&gt; had to be used for both /e/ and /’o/, cf. the spelling <text:span text:style-name="T249">є̑</text:span><text:span text:style-name="T250">вшанъ</text:span> of the Kipchak word /jovşan/ ‘wormwood’ in the Hypatian Codex, whose modern cognates <text:span text:style-name="T251">(</text:span>Turkmen <text:span text:style-name="T244">ýow</text:span><text:span text:style-name="T252">ş</text:span><text:span text:style-name="T244">an</text:span><text:span text:style-name="T251"> /jowşan/</text:span>, Kazakh <text:span text:style-name="T244">жусан</text:span> /žuwsan/<text:span text:style-name="T253">, Azeri </text:span><text:span text:style-name="T254">yov</text:span><text:span text:style-name="T252">ş</text:span><text:span text:style-name="T254">an</text:span><text:span text:style-name="T251">)</text:span> unambiguously point to a Kipchak <text:span text:style-name="T255">/o</text:span><text:span text:style-name="T256">/</text:span>), and the history of the East Slavic /o/ reflexes remains the subject of much disagreement, so it's simpler for everyone <text:span text:style-name="T257">if I</text:span> continue the traditional practice of writing LCS *e<text:span text:style-name="T258"> after palatals</text:span>, even if that strictly speaking is inconsistent with my use of *<text:span text:style-name="T247">Ǣ</text:span>.</text:p></text:note-body></text:note></text:span><text:span text:style-name="T237"> </text:span></text:p>
      <text:p text:style-name="P59"/>
      <text:p text:style-name="P60"><text:span text:style-name="T259">T</text:span><text:span text:style-name="T260">he syllabic liquids /</text:span><text:span text:style-name="T261">ŕ̥ ĺ̥ r̥ l̥</text:span><text:span text:style-name="T260">/ </text:span><text:span text:style-name="T259">are included </text:span><text:span text:style-name="T260">as unitary vocalic phonemes,</text:span><text:span text:style-name="T262"> following Schenker (1995: 94),</text:span><text:span text:style-name="T260"> rather than as combinations of /ь ъ/ + /ŕ ĺ r</text:span><text:span text:style-name="T259"> </text:span><text:span text:style-name="T260">l/, because these groups descend from PIE syllabic liquids and many descendant </text:span><text:span text:style-name="T262">South </text:span><text:span text:style-name="T260">Slavic dialects which retain syllabic liquids in this position</text:span><text:span text:style-name="T263"> (</text:span><text:span text:style-name="T262">including </text:span><text:span text:style-name="T264">most of</text:span><text:span text:style-name="T263"> those underlying canonical OCS)</text:span><text:span text:style-name="T260"> do not show any evidence of an intervening oral-vowel + liquid stage (such a view is shared by Bethin 199</text:span><text:span text:style-name="T265">8</text:span><text:span text:style-name="T260">: 71-72; cf. also Bulgarian dialectal evidence in Stojkov 1954: 130-131, where hard consonants precede reflexes of the LCS /ĺ ŕ/ even in </text:span><text:soft-page-break/><text:span text:style-name="T260">dialects with secondarily-palatalised consonants before fallen weak LCS /ь/)</text:span><text:span text:style-name="T266"> </text:span><text:span text:style-name="T267">this reference to Stojkov is lifted straight from my 2022 article, and I didn't provide any examples in that either, even though I must've had the physical book in front of me when I first wrote it, and the reason probably is that it would be too annoying to explain and convert whatever arcane Cyrillic-based notation is used there for rendering dialect forms</text:span></text:p>
      <text:p text:style-name="P61">The need for both front and back *ŕ̥ *r̥ is unambiguously shown by the East Slavic reflexes /er/ and /or/ (<text:span text:style-name="T268">Ru. </text:span><text:span text:style-name="T244">смерть</text:span>, <text:span text:style-name="T244">морковь</text:span>), but *ĺ̥ vs *l̥ is more complicated: PIE<text:span text:style-name="T269"> *pl̥nos,</text:span> *<text:span text:style-name="T269">wl̥k</text:span><text:span text:style-name="T270">w</text:span><text:span text:style-name="T271">os &gt;</text:span> Lithuanian<text:span text:style-name="T244"> pilnas</text:span><text:span text:style-name="T272"> 'full',</text:span><text:span text:style-name="T244"> wilkas</text:span><text:span text:style-name="T272"> 'wolf'</text:span><text:span text:style-name="T244"> </text:span><text:span text:style-name="T272">(LCS *pĺ̥nъ</text:span><text:span text:style-name="T273">, *vĺ̥kъ</text:span><text:span text:style-name="T272">) vs</text:span><text:span text:style-name="T274"> Lith.</text:span><text:span text:style-name="T244"> stulpas</text:span><text:span text:style-name="T272"> (LCS *stl̥pъ 'pillar') suggests that Balto-Slavic had differentiated front/back variants of the PIE syllabic </text:span><text:span text:style-name="T275">*l̥</text:span><text:span text:style-name="T273"> (Bethin 1998: 69)</text:span><text:span text:style-name="T276">, </text:span><text:span text:style-name="T273">but the ancestor to East Slavic backed all vowels preceding tautosyllabic /l/ (Ru. молоко &lt; Proto-ESl. *molko <text:s/>&lt; LCS *melko &gt; OCS млѣко), and thus only has /</text:span><text:span text:style-name="T277">ol</text:span><text:span text:style-name="T273">/ reflexes here: Ru. </text:span><text:span text:style-name="T276">волк</text:span><text:span text:style-name="T273">, </text:span><text:span text:style-name="T276">столб</text:span><text:span text:style-name="T278">,</text:span><text:span text:style-name="T273"> </text:span><text:span text:style-name="T276">полный</text:span><text:span text:style-name="T273">. It's true that Polish has </text:span><text:span text:style-name="T276">wilk </text:span><text:span text:style-name="T273">and </text:span><text:span text:style-name="T276">milcze</text:span><text:span text:style-name="T279">ć</text:span><text:span text:style-name="T273"> (&lt;*mĺ̥čǢti), but the Polish reflexes are complicated and likely have more to do with the surrounding consonants: </text:span><text:span text:style-name="T272">*pĺ̥nъ</text:span><text:span text:style-name="T273"> </text:span><text:span text:style-name="T280">by contrast </text:span><text:span text:style-name="T273">gives </text:span><text:span text:style-name="T276">pe</text:span><text:span text:style-name="T279">ł</text:span><text:span text:style-name="T276">ny </text:span><text:span text:style-name="T273">with hardened /l/ and the Polish non-palatalising</text:span><text:span text:style-name="T281">-</text:span><text:span text:style-name="T273">/e/ reflex of *ъ</text:span><text:span text:style-name="T280">, and the differing reflexes in</text:span><text:span text:style-name="T282"> wierzch</text:span><text:span text:style-name="T280"> &lt;*vŕ̥xъ, <text:s/></text:span><text:span text:style-name="T283">ś</text:span><text:span text:style-name="T282">mier</text:span><text:span text:style-name="T279">ć</text:span><text:span text:style-name="T284"> &lt;*sъmŕ̥tь and </text:span><text:span text:style-name="T283">martwy</text:span><text:span text:style-name="T284"> &lt;*mŕ̥tvъ</text:span><text:span text:style-name="T285">jь</text:span><text:span text:style-name="T284"> rule out any explanation based on </text:span><text:span text:style-name="T286">the </text:span><text:span text:style-name="T284">nature of the LCS syllabic-liquid alone </text:span><text:span text:style-name="T280">(for </text:span><text:span text:style-name="T287">more </text:span><text:span text:style-name="T280">discussion see Bethin op. cit.: 73-75). </text:span></text:p>
      <text:p text:style-name="P62"><text:span text:style-name="T288">While m</text:span><text:span text:style-name="T289">ost OCS shows no sign at all of a front-back distinction</text:span><text:span text:style-name="T290"> in the syllabic-liquids</text:span><text:span text:style-name="T288"> and writes</text:span><text:span text:style-name="T289"> the reflexes of these groups </text:span><text:span text:style-name="T290">overwhelmingly</text:span><text:span text:style-name="T288"> with</text:span><text:span text:style-name="T289"> &lt;</text:span><text:span text:style-name="T291">ръ</text:span><text:span text:style-name="T289">&gt;</text:span><text:span text:style-name="T288"> and</text:span><text:span text:style-name="T289"> &lt;</text:span><text:span text:style-name="T291">лъ</text:span><text:span text:style-name="T289">&gt;,</text:span><text:span text:style-name="T290"> the Kiev Folia, which is the only OCS text that reflects a pre-Jer Shift stage and is very nearly flawless in its etymologically correct rendering of the jers, </text:span><text:span text:style-name="T292">also </text:span><text:span text:style-name="T290">spells *ŕ̥ *r̥ and *ĺ̥ <text:s/></text:span><text:span text:style-name="T292">as one would expect: </text:span><text:span text:style-name="T293">ⱄⰽⰲ</text:span><text:span text:style-name="T294">ⱃⱐ</text:span><text:span text:style-name="T293">ⱀ</text:span><text:span text:style-name="T292">‑</text:span><text:span text:style-name="T292"> </text:span><text:span text:style-name="T293">ⱅⰲ</text:span><text:span text:style-name="T294">ⱃⱐ</text:span><text:span text:style-name="T293">ⰴ</text:span><text:span text:style-name="T292">‑</text:span><text:span text:style-name="T293"> ⱄ</text:span><text:span text:style-name="T294">ⱃⱐ</text:span><text:span text:style-name="T293">ⰴⱐⱌ</text:span><text:span text:style-name="T292">‑</text:span><text:span text:style-name="T293"> ⰴ</text:span><text:span text:style-name="T294">ⱃⱐ</text:span><text:span text:style-name="T293">ⰶ</text:span><text:span text:style-name="T292">‑</text:span><text:span text:style-name="T293"> </text:span><text:span text:style-name="T292">&lt;*ŕ̥, </text:span><text:span text:style-name="T293">ⱄⰽ</text:span><text:span text:style-name="T294">ⱃⱏ</text:span><text:span text:style-name="T293">ⰱⱐⱀⰹ</text:span><text:span text:style-name="T292"> &lt;*r̥, and </text:span><text:span text:style-name="T293">ⱀⰰⱂ</text:span><text:span text:style-name="T294">ⰾⱐ</text:span><text:span text:style-name="T293">ⱀⰵⱀⰺ</text:span><text:span text:style-name="T292"> &lt;*ĺ̥ </text:span><text:span text:style-name="T295">(Winslow 2022: 313)</text:span><text:span text:style-name="T296">,</text:span><text:span text:style-name="T295"> </text:span><text:span text:style-name="T292">and even Zographensis spells all 5 occurences of *vĺ̥k‑ 'wolf' with </text:span><text:span text:style-name="T293">ⰲ</text:span><text:span text:style-name="T294">ⰾⱐ</text:span><text:span text:style-name="T297">ⰽ</text:span><text:span text:style-name="T292">‑/</text:span><text:span text:style-name="T293">ⰲ</text:span><text:span text:style-name="T294">ⰾⱐ</text:span><text:span text:style-name="T293">ⱌ</text:span><text:span text:style-name="T292">‑ and all 15 instances of its *‑mĺ̥č‑ root with ‑</text:span><text:span text:style-name="T293">ⰿ</text:span><text:span text:style-name="T294">ⰾⱐ</text:span><text:span text:style-name="T293">ⱍ</text:span><text:span text:style-name="T292">‑</text:span><text:span text:style-name="T288"> (e.g. </text:span><text:span text:style-name="T298">ⱆⰿ</text:span><text:span text:style-name="T299">ⰾⱐ</text:span><text:span text:style-name="T298">ⱍⰰⱎⱔ</text:span><text:span text:style-name="T288">)</text:span><text:span text:style-name="T300">.</text:span><text:span text:style-name="T295"> </text:span><text:span text:style-name="T288">Therefore, taken as a whole the Slavic evidence </text:span><text:span text:style-name="T301">pretty securely points to front and back variants of both syllabic liquids,</text:span><text:span text:style-name="T288"> and for searching purposes it's far preferable to denote them with separate symbols</text:span><text:span text:style-name="T288"><text:note text:id="ftn6" text:note-class="footnote"><text:note-citation>6</text:note-citation><text:note-body><text:p text:style-name="P63">In the database I will have to use the single Unicode characters <text:span text:style-name="T302">&lt;</text:span>ṛ ṝ ḷ ḹ<text:span text:style-name="T302">&gt;</text:span>, rather than what's shown in my table, since the latter cannot actually be rendered without <text:span text:style-name="T303">using the letters for /r ŕ l ĺ/ plus the 'combining ring below' U+0325 symbol, which means searches for the consonant</text:span><text:span text:style-name="T304">al</text:span><text:span text:style-name="T303"> liquids on their own will also return results containing syllabic liquids.</text:span><text:span text:style-name="T302"> The same </text:span><text:span text:style-name="T305">problem affect</text:span><text:span text:style-name="T306">s</text:span><text:span text:style-name="T302"> /</text:span><text:span text:style-name="T307">ę̌</text:span><text:span text:style-name="T308"> </text:span><text:span text:style-name="T188">y̨</text:span><text:span text:style-name="T309">/, which I will have to replace with &lt;ḝ ỹ&gt;.</text:span></text:p></text:note-body></text:note></text:span><text:span text:style-name="T288"> rather than as the sequences /ьr ъr ьl ъl/ (which there is zero evidence for anyway). </text:span></text:p>
      <text:p text:style-name="P64"/>
      <text:p text:style-name="P65">word-initial *jь‑, *ji‑, Ukr. ськати, Derksen etc.<text:span text:style-name="T310"> </text:span></text:p>
      <text:p text:style-name="P66"/>
      <text:p text:style-name="P65"/>
      <text:p text:style-name="P67">treatment of clusters like jьs-šьdъ jьs-kě, which in OCS are simplified but kept separate by me, vs ot-xod, ob-xod, which I reconstruct as simplified to ox-, ox-<text:span text:style-name="T311">, issues of reformation with jer-containing prefixes like otъ- in many words </text:span></text:p>
      <text:p text:style-name="P65"/>
      <text:p text:style-name="P68">The dejotated reflexes of *dj and *tj, *kt+front-vowel are denoted using the modern Serbian Cyrillic letters for <text:span text:style-name="T312">the reflexes of </text:span>these groups, viz. /ћ/ and /ђ/, because <text:span text:style-name="T313">the alternatives used in the previous literature are all visually too close to</text:span><text:span text:style-name="T314"> symbols used </text:span><text:span text:style-name="T315">elsewhere in the system</text:span><text:span text:style-name="T316">, and for our purposes the phonetic value of the LCS sound is little importance</text:span></text:p>
      <text:p text:style-name="P68"><text:s/></text:p>
      <text:p text:style-name="P65"/>
      <text:p text:style-name="P69">dejotation of dj, tj, kt - the debate about the timing of the dejotation is irrelevant to me (see Kortlandt, Vermeer etc. if interested), but it's far more useful for searching if /j/ only refers to /j/ on its own, rather than also bringing in dj, tj, sj, nj etc, so writing the reflexes of these groups as unitary ђ ћ š ń etc. is the best solution. *stj and *zdj are differentiated from the PV1 reflexes of *sk and *zg by writing the former as *šћ and *žђ and the latter as *šč and *žǯ, even though they must've fallen together in the CS period because their modern reflexes do not differ from each other anywhere, because they often alternate with their respective un-palatalised counterparts morphologically and derivationally, e.g. <text:span text:style-name="T317">očistiti očišћenьje vs. jьskati jьščǫ, dъžђь vs jьzgъnati jьžǯenǫ &gt; .</text:span></text:p>
      <text:p text:style-name="P70"><text:soft-page-break/>Autoreconstructed forms are actually built out of a pre-dejotation stage, with dejotation applied as a post-processing step, because this greatly simplifies the inflectional morphology in places like the <text:span text:style-name="T318">1sg. pres and </text:span>past-active-participle of class IV (-iti) verbs<text:span text:style-name="T318">: we can just use the desinences *-jǫ and *-jь regardless of stem-consonant, and then apply dejotation later in a post-processing step that every word undergoes, rather than needing a whole set of consonant-mutation rules for these endings</text:span><text:span text:style-name="T319">. Therefore it would be possible to allow searching based on pre-dejotation forms, but </text:span><text:span text:style-name="T320">this offers no benefits except accessibility to scholars more used to pre-dejotation LCS (and such accessibility could be trivially added anyway by silently converting such consonant+/j/ combinations in search-queries to my unitary palatals</text:span><text:span text:style-name="T321"> before they are sent to the database</text:span><text:span text:style-name="T320">). </text:span></text:p>
      <text:p text:style-name="P71"/>
      <text:p text:style-name="P72"><text:span text:style-name="T322">An example of</text:span><text:span text:style-name="T323"> </text:span><text:span text:style-name="T322">morphological</text:span><text:span text:style-name="T323"> </text:span><text:span text:style-name="T322">change contingent upon structural phonological change, leading to manuscript forms which preclude </text:span><text:span text:style-name="T323">any</text:span><text:span text:style-name="T322"> </text:span><text:span text:style-name="T324">valid re</text:span><text:span text:style-name="T325">construction</text:span><text:span text:style-name="T322"> of </text:span><text:span text:style-name="T323">their</text:span><text:span text:style-name="T322"> direct LCS-stage ancestor</text:span><text:span text:style-name="T323">s</text:span><text:span text:style-name="T322">, </text:span><text:span text:style-name="T323">is the replacement of i‑stem endings with those of the corresponding jo- or j</text:span><text:span text:style-name="T326">ā-stems</text:span><text:span text:style-name="T323">, in nouns whose stems end on labials or the subset of LCS dental consonants which lack palatal counterparts, viz. /d t s z/. </text:span><text:span text:style-name="T324">Evidence </text:span><text:span text:style-name="T327">for</text:span><text:span text:style-name="T324"> such a change is furnished by the </text:span><text:span text:style-name="T328">Old Russian masc gen./acc. form </text:span><text:span text:style-name="T329">татѧ</text:span><text:span text:style-name="T330"> </text:span><text:span text:style-name="T328">from the 1229 Treaty between Smolensk, Riga and Gotland (Version A).</text:span><text:span text:style-name="T331"> </text:span><text:span text:style-name="T330">LCS *tatь is a</text:span><text:span text:style-name="T331"> masc. i-stem noun with genitive *tati, as it still appears in the Codex Suprasliensis translation of John Chrysostom's Homily for Holy Thursday (</text:span><text:span text:style-name="T332">...то кажетъ владꙑкꙑ чловѣколюбь҆ѥ҅· ꙗ҅ко прѣданника раꙁбои҅ника тат</text:span><text:span text:style-name="T333">и</text:span><text:span text:style-name="T332">...</text:span><text:span text:style-name="T331">)</text:span><text:span text:style-name="T330">, but in the dialect underlying the </text:span><text:span text:style-name="T334">1229</text:span><text:span text:style-name="T335"> Treaty</text:span><text:span text:style-name="T330"> the rise of </text:span><text:span text:style-name="T336">phonemically </text:span><text:span text:style-name="T330">palatalised /t'/ </text:span><text:span text:style-name="T336">after the Jer Shift means that the stem (and the nom. sg. </text:span><text:span text:style-name="T337">тать</text:span><text:span text:style-name="T336"> /tat'/) of this noun now end</text:span><text:span text:style-name="T338">s</text:span><text:span text:style-name="T336"> on the same class of "soft" consonants as original jo-stem nouns like *pastyŕь &gt; /pastyr'/, where the original LCS palatal *ŕ has fallen together with secondarily-palatalised /r'/ from plain LCS *r before LCS front-vowels</text:span><text:span text:style-name="T339">, in e.g. the original i-stem *zvěrь &gt; /zvěr'/. This system thus no longer distinguishes between </text:span><text:span text:style-name="T338">descendants of the original</text:span><text:span text:style-name="T339"> LCS palatals and </text:span><text:span text:style-name="T338">the newly </text:span><text:span text:style-name="T339">secondarily-palatalised consonants like /t'/,</text:span><text:span text:style-name="T340"> </text:span><text:span text:style-name="T338">both are now together in the set of 'soft' consonants, opposed to their </text:span><text:span text:style-name="T341">'plain' or </text:span><text:span text:style-name="T338">'hard' counterparts, and so tend towards taking the same set of inflectional endings (in this case those of the original jo-stems)</text:span><text:span text:style-name="T342">. </text:span><text:span text:style-name="T343">Consequently, a word like </text:span><text:span text:style-name="T337">тать</text:span><text:span text:style-name="T343"> has begun to take jo-stem endings, including the Old Russian /a/ reflex of LCS *Ǣ in the gen</text:span><text:span text:style-name="T344">itive/accusative singular.</text:span></text:p>
      <text:p text:style-name="P72"><text:span text:style-name="T342">LCS /Ǣ/</text:span><text:span text:style-name="T345">, though,</text:span><text:span text:style-name="T342"> by definition can only occur after LCS palatal consonants</text:span><text:span text:style-name="T346"> (see </text:span><text:span text:style-name="T347">above</text:span><text:span text:style-name="T346">)</text:span><text:span text:style-name="T342">, so</text:span><text:span text:style-name="T348"> a reconstruction *tatǢ is just nonsensical. In the case of the </text:span><text:span text:style-name="T341">dat. sg.</text:span><text:span text:style-name="T348"> /u/-desinence (</text:span><text:span text:style-name="T341">which isn't</text:span><text:span text:style-name="T348"> attested in our Treaty but it exists in modern Russian</text:span><text:span text:style-name="T349"> татю</text:span><text:span text:style-name="T350">), we don't even have an LCS archiphoneme available to signal a preceding soft-consonant; there's simply no way of getting from LCS *tatu to Russian /tat'u</text:span><text:span text:style-name="T351">/, </text:span><text:span text:style-name="T352">because</text:span><text:span text:style-name="T353"> </text:span><text:span text:style-name="T354">such a form was only made possible by the rise of phonemic /t'/, so </text:span><text:span text:style-name="T355">our ability to index it with our LCS system is gone.</text:span></text:p>
      <text:p text:style-name="P73"><text:span text:style-name="T356"/></text:p>
      <text:p text:style-name="P74"/>
      <text:p text:style-name="P74"/>
      <text:p text:style-name="P75">For example, if the phonotactic rules of our theoretical LCS system allow the sequence /ŕǢ/ (palatal /ŕ/ &lt; *rj + the archiphoneme /Ǣ/) to occur, then a morphological change which replaces the sequence /ri/ with /ŕǢ/ is of no concern, because both are equally valid LCS. If, however, the same type of morphological change were to </text:p>
      <text:p text:style-name="P76"/>
      <text:p text:style-name="P77"><text:span text:style-name="T357">For example, whether or not </text:span><text:span text:style-name="T358">there actually existed at the LCS stage a</text:span><text:span text:style-name="T357"> </text:span><text:span text:style-name="T359">mechanism for deriving </text:span><text:span text:style-name="T357">secondary-imperfective verb</text:span><text:span text:style-name="T359">s like OCS</text:span><text:span text:style-name="T357"> </text:span><text:span text:style-name="T360">разарꙗти</text:span><text:span text:style-name="T361"> </text:span><text:span text:style-name="T362">&lt;*orzaŕǢti</text:span><text:span text:style-name="T363"> from the prefixed </text:span><text:span text:style-name="T364">разорити</text:span><text:span text:style-name="T363"> </text:span><text:span text:style-name="T365">*</text:span><text:span text:style-name="T358">orzoriti is irrelevant, because LCS /</text:span><text:span text:style-name="T362">orzaŕǢti/ does not violate the rule of LCS phonotactics: palatal /ŕ/ can be followed by /Ǣ/ </text:span><text:span text:style-name="T358"><text:s/></text:span><text:span text:style-name="T366">because such a combination exists in the paradigms of wholly securely reconstructable jo-stem nouns, e.g. nt. gen. sg. *moŕǢ</text:span><text:span text:style-name="T367"> (&gt; Pol. morza, OCS </text:span><text:span text:style-name="T368">морꙗ</text:span><text:span text:style-name="T367">, Ru. моря, etc.)</text:span></text:p>
      <text:p text:style-name="P78"/>
      <text:p text:style-name="P79"><text:span text:style-name="T260">In the case of Supr. Gsg. masc. ꙁвѣрѣ, for an original i-stem (звѣри &lt;*zvěri),</text:span><text:span text:style-name="T369"> a direct LCS ancestor for the attested form can still be given (*zvěŕǢ), because palatal /ŕ/ already exists in our LCS system, and one plausible explanation for this form is that the Eastern Bulgarian dialect underlying Suprasliensis developed secondary palatalisation of LCS plain *r before front-vowels, which was </text:span><text:soft-page-break/><text:span text:style-name="T369">then phonemicised after the fall of word-final front-jers, and that newly-palatalised /r'/ fell together with original LCS palatal /ŕ/, so that the nom. sg. *zvěrь became /zvěr'/, </text:span><text:span text:style-name="T370">and its stem now </text:span><text:span text:style-name="T369">end</text:span><text:span text:style-name="T370">ed</text:span><text:span text:style-name="T369"> on the same consonant </text:span><text:span text:style-name="T370">/r'/ </text:span><text:span text:style-name="T369">as</text:span><text:span text:style-name="T370"> original ja- and jo-stems ending on LCS *ŕ like </text:span><text:span text:style-name="T371">мор</text:span><text:span text:style-name="T372">҄</text:span><text:span text:style-name="T371">е</text:span><text:span text:style-name="T370"> and </text:span><text:span text:style-name="T371">боурꙗ</text:span><text:span text:style-name="T373">, so it began to be inflected as a jo-stem masculine instead of an i-stem. </text:span></text:p>
      <text:p text:style-name="P80"><text:span text:style-name="T374"><text:s/>Most clearly in Russian, but also in Eastern Bulgarian dialects, the development of </text:span><text:span text:style-name="T375">and (on the evidence of forms of the word господь) in the dialects of at least some of the antigraphs of some OCS texts, </text:span></text:p>
      <text:p text:style-name="P81"/>
      <text:p text:style-name="P82">It should be emphasised that the historical reality of our reconstructions is only of concern at the phonological level<text:span text:style-name="T376">, that is, phonemes and phonotactics; the plausibility of higher-level structures built out of these units, <text:s/></text:span></text:p>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06-10T20:57:59.689562141</dc:date>
    <meta:editing-duration>P5DT9H55M33S</meta:editing-duration>
    <meta:editing-cycles>362</meta:editing-cycles>
    <meta:generator>LibreOffice/25.2.3.2$Linux_X86_64 LibreOffice_project/520$Build-2</meta:generator>
    <meta:print-date>2025-05-30T04:59:34.304256084</meta:print-date>
    <meta:printed-by>PDF files</meta:printed-by>
    <meta:document-statistic meta:table-count="2" meta:image-count="0" meta:object-count="0" meta:page-count="7" meta:paragraph-count="83" meta:word-count="4198" meta:character-count="26422" meta:non-whitespace-character-count="22169"/>
  </office:meta>
</office:document-meta>
</file>